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64.007999999999996pt"/>
    </style:style>
    <style:style style:name="ro1" style:family="table-row">
      <style:table-row-properties style:row-height="12.815999999999999pt"/>
    </style:style>
    <style:style style:name="ro2" style:family="table-row">
      <style:table-row-properties style:row-height="23.839200000000002pt"/>
    </style:style>
    <style:style style:name="ce1" style:family="table-cell">
      <style:table-cell-properties fo:wrap-option="wrap" style:vertical-align="middle"/>
      <style:text-properties fo:font-family="'Liberation Serif'"/>
    </style:style>
    <style:style style:name="ce2" style:family="table-cell" style:parent-style-name="custom-style6">
      <style:table-cell-properties fo:wrap-option="wrap" style:text-align-source="fix" style:vertical-align="middle"/>
      <style:paragraph-properties fo:text-align="center"/>
      <style:text-properties fo:font-family="'Liberation Serif'" fo:font-size="10.000000000000000pt" fo:font-weight="bold"/>
    </style:style>
    <style:style style:name="ce3" style:family="table-cell">
      <style:table-cell-properties fo:wrap-option="wrap" style:text-align-source="fix" style:vertical-align="middle"/>
      <style:paragraph-properties fo:text-align="center"/>
      <style:text-properties fo:font-family="'Liberation Serif'" fo:font-size="10.000000000000000pt"/>
    </style:style>
    <style:style style:name="ce4" style:family="table-cell" style:parent-style-name="custom-style6">
      <style:table-cell-properties fo:wrap-option="wrap" style:text-align-source="fix" style:vertical-align="middle"/>
      <style:paragraph-properties fo:text-align="center"/>
      <style:text-properties fo:font-family="'Liberation Serif'" fo:font-size="10.000000000000000pt"/>
    </style:style>
  </office:automatic-styles>
  <office:body>
    <office:spreadsheet>
      <table:calculation-settings/>
      <table:table table:name="Sheet1" table:style-name="ta1">
        <table:table-column table:style-name="co1" table:default-cell-style-name="ce1" table:number-columns-repeated="15"/>
        <table:table-row table:style-name="ro1">
          <table:table-cell office:value-type="string" office:string-value="AWG " table:style-name="ce2" table:number-rows-spanned="4">
            <text:p>AWG </text:p>
          </table:table-cell>
          <table:table-cell office:value-type="string" office:string-value="Diameter " table:style-name="ce2" table:number-rows-spanned="3">
            <text:p>Diameter </text:p>
          </table:table-cell>
          <table:table-cell office:value-type="string" office:string-value="Turns of wire, without insulation " table:style-name="ce2" table:number-rows-spanned="3">
            <text:p>Turns of wire, without insulation </text:p>
          </table:table-cell>
          <table:table-cell office:value-type="string" office:string-value="Area " table:style-name="ce2" table:number-rows-spanned="3">
            <text:p>Area </text:p>
          </table:table-cell>
          <table:table-cell table:style-name="ce2" table:number-columns-spanned="11">
            <text:p>
       <text:a xlink:href="https://en.wikipedia.org/wiki/Copper" xlink:type="simple">Copper</text:a>
      </text:p>
          </table:table-cell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</table:table-row>
        <table:table-row table:style-name="ro1"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table-cell office:value-type="string" office:string-value="" table:style-name="ce3" table:number-columns-repeated="2"/>
          <table:table-cell table:style-name="ce2" table:number-rows-spanned="2">
            <text:p>
       <text:a xlink:href="https://en.wikipedia.org/wiki/Resistivity" xlink:type="simple">Resistance/length</text:a>
      </text:p>
          </table:table-cell>
          <table:table-cell office:value-type="string" office:string-value="" table:style-name="ce2" table:number-columns-repeated="2"/>
          <table:table-cell office:value-type="string" office:string-value="" table:style-name="ce3" table:number-columns-spanned="3"/>
          <table:covered-table-cell office:value-type="string" office:string-value="" table:style-name="ce3"/>
          <table:covered-table-cell office:value-type="string" office:string-value="" table:style-name="ce3"/>
          <table:table-cell office:value-type="string" office:string-value="" table:style-name="ce3" table:number-columns-repeated="3"/>
        </table:table-row>
        <table:table-row table:style-name="ro2"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table-cell office:value-type="string" office:string-value="" table:style-name="ce3" table:number-columns-repeated="2"/>
          <table:covered-table-cell office:value-type="string" office:string-value="" table:style-name="ce3"/>
          <table:table-cell office:value-type="string" office:string-value="" table:style-name="ce3" table:number-columns-repeated="2"/>
          <table:table-cell office:value-type="string" office:string-value="60 °C " table:style-name="ce2">
            <text:p>60 °C </text:p>
          </table:table-cell>
          <table:table-cell office:value-type="string" office:string-value="75 °C " table:style-name="ce2">
            <text:p>75 °C </text:p>
          </table:table-cell>
          <table:table-cell office:value-type="string" office:string-value="90 °C " table:style-name="ce2">
            <text:p>90 °C </text:p>
          </table:table-cell>
          <table:table-cell table:style-name="ce2">
            <text:p>
       <text:a xlink:href="https://en.wikipedia.org/wiki/American_wire_gauge#cite_note-PREECE1-12" xlink:type="simple">[12]</text:a>
      </text:p>
          </table:table-cell>
          <table:table-cell table:style-name="ce2" table:number-columns-spanned="2">
            <text:p>
       <text:a xlink:href="https://en.wikipedia.org/wiki/American_wire_gauge#cite_note-STAUFF-16" xlink:type="simple">[16]</text:a>
      </text:p>
          </table:table-cell>
          <table:covered-table-cell office:value-type="string" office:string-value="" table:style-name="ce3"/>
        </table:table-row>
        <table:table-row table:style-name="ro1">
          <table:covered-table-cell office:value-type="string" office:string-value="" table:style-name="ce3"/>
          <table:table-cell office:value-type="string" office:string-value="(in) " table:style-name="ce2">
            <text:p>(in) </text:p>
          </table:table-cell>
          <table:table-cell office:value-type="string" office:string-value="(mm) " table:style-name="ce2">
            <text:p>(mm) </text:p>
          </table:table-cell>
          <table:table-cell office:value-type="string" office:string-value="(per in) " table:style-name="ce2">
            <text:p>(per in) </text:p>
          </table:table-cell>
          <table:table-cell office:value-type="string" office:string-value="(per cm) " table:style-name="ce2">
            <text:p>(per cm) </text:p>
          </table:table-cell>
          <table:table-cell table:style-name="ce2">
            <text:p>
       <text:a xlink:href="https://en.wikipedia.org/wiki/Circular_mil" xlink:type="simple">kcmil</text:a>
      </text:p>
          </table:table-cell>
          <table:table-cell office:value-type="string" office:string-value="(mm2) " table:style-name="ce2">
            <text:p>(mm2) </text:p>
          </table:table-cell>
          <table:table-cell table:style-name="ce2">
            <text:p>
       <text:a xlink:href="https://en.wikipedia.org/wiki/American_wire_gauge#cite_note-resm-17" xlink:type="simple">[a]</text:a>
      </text:p>
          </table:table-cell>
          <table:table-cell table:style-name="ce2">
            <text:p>
       <text:a xlink:href="https://en.wikipedia.org/wiki/American_wire_gauge#cite_note-resft-18" xlink:type="simple">[b]</text:a>
      </text:p>
          </table:table-cell>
          <table:table-cell office:value-type="string" office:string-value="(A) " table:style-name="ce2" table:number-columns-spanned="3">
            <text:p>(A) </text:p>
          </table:table-cell>
          <table:covered-table-cell office:value-type="string" office:string-value="" table:style-name="ce2"/>
          <table:covered-table-cell office:value-type="string" office:string-value="" table:style-name="ce2"/>
          <table:table-cell office:value-type="string" office:string-value="~10 s " table:style-name="ce2">
            <text:p>~10 s </text:p>
          </table:table-cell>
          <table:table-cell office:value-type="string" office:string-value="1 s " table:style-name="ce2">
            <text:p>1 s </text:p>
          </table:table-cell>
          <table:table-cell office:value-type="string" office:string-value="32 ms " table:style-name="ce2">
            <text:p>32 ms </text:p>
          </table:table-cell>
        </table:table-row>
        <table:table-row table:style-name="ro1">
          <table:table-cell office:value-type="string" office:string-value="" table:style-name="ce3" table:number-columns-repeated="15"/>
        </table:table-row>
        <table:table-row table:style-name="ro1">
          <table:table-cell office:value-type="string" office:string-value="0000 (4/0)" table:style-name="ce4">
            <text:p>0000 (4/0)</text:p>
          </table:table-cell>
          <table:table-cell table:style-name="ce4">
            <text:p>
       <text:a xlink:href="https://en.wikipedia.org/wiki/American_wire_gauge#cite_note-def-19" xlink:type="simple">[c]</text:a>
      </text:p>
          </table:table-cell>
          <table:table-cell table:style-name="ce4">
            <text:p>
       <text:a xlink:href="https://en.wikipedia.org/wiki/American_wire_gauge#cite_note-def-19" xlink:type="simple">[c]</text:a>
      </text:p>
          </table:table-cell>
          <table:table-cell office:value-type="float" office:value="2.17" table:style-name="ce4">
            <text:p>2.17</text:p>
          </table:table-cell>
          <table:table-cell office:value-type="float" office:value="0.856" table:style-name="ce4">
            <text:p>0.856</text:p>
          </table:table-cell>
          <table:table-cell office:value-type="float" office:value="212" table:style-name="ce4">
            <text:p>212</text:p>
          </table:table-cell>
          <table:table-cell office:value-type="float" office:value="107" table:style-name="ce4">
            <text:p>107</text:p>
          </table:table-cell>
          <table:table-cell office:value-type="float" office:value="0.1608" table:style-name="ce4">
            <text:p>0.1608</text:p>
          </table:table-cell>
          <table:table-cell office:value-type="float" office:value="0.04901" table:style-name="ce4">
            <text:p>0.04901</text:p>
          </table:table-cell>
          <table:table-cell office:value-type="float" office:value="195" table:style-name="ce4">
            <text:p>195</text:p>
          </table:table-cell>
          <table:table-cell office:value-type="float" office:value="230" table:style-name="ce4">
            <text:p>230</text:p>
          </table:table-cell>
          <table:table-cell office:value-type="float" office:value="260" table:style-name="ce4">
            <text:p>260</text:p>
          </table:table-cell>
          <table:table-cell office:value-type="string" office:string-value="3.2 kA" table:style-name="ce4">
            <text:p>3.2 kA</text:p>
          </table:table-cell>
          <table:table-cell office:value-type="string" office:string-value="33 kA" table:style-name="ce4">
            <text:p>33 kA</text:p>
          </table:table-cell>
          <table:table-cell office:value-type="string" office:string-value="182 kA " table:style-name="ce4">
            <text:p>182 kA </text:p>
          </table:table-cell>
        </table:table-row>
        <table:table-row table:style-name="ro1">
          <table:table-cell office:value-type="string" office:string-value="000 (3/0)" table:style-name="ce4">
            <text:p>000 (3/0)</text:p>
          </table:table-cell>
          <table:table-cell office:value-type="float" office:value="0.4096" table:style-name="ce4">
            <text:p>0.4096</text:p>
          </table:table-cell>
          <table:table-cell office:value-type="float" office:value="10.405" table:style-name="ce4">
            <text:p>10.405</text:p>
          </table:table-cell>
          <table:table-cell office:value-type="float" office:value="2.44" table:style-name="ce4">
            <text:p>2.44</text:p>
          </table:table-cell>
          <table:table-cell office:value-type="float" office:value="0.961" table:style-name="ce4">
            <text:p>0.961</text:p>
          </table:table-cell>
          <table:table-cell office:value-type="float" office:value="168" table:style-name="ce4">
            <text:p>168</text:p>
          </table:table-cell>
          <table:table-cell office:value-type="float" office:value="85" table:style-name="ce4">
            <text:p>85</text:p>
          </table:table-cell>
          <table:table-cell office:value-type="float" office:value="0.2028" table:style-name="ce4">
            <text:p>0.2028</text:p>
          </table:table-cell>
          <table:table-cell office:value-type="float" office:value="0.0618" table:style-name="ce4">
            <text:p>0.0618</text:p>
          </table:table-cell>
          <table:table-cell office:value-type="float" office:value="165" table:style-name="ce4">
            <text:p>165</text:p>
          </table:table-cell>
          <table:table-cell office:value-type="float" office:value="200" table:style-name="ce4">
            <text:p>200</text:p>
          </table:table-cell>
          <table:table-cell office:value-type="float" office:value="225" table:style-name="ce4">
            <text:p>225</text:p>
          </table:table-cell>
          <table:table-cell office:value-type="string" office:string-value="2.7 kA" table:style-name="ce4">
            <text:p>2.7 kA</text:p>
          </table:table-cell>
          <table:table-cell office:value-type="string" office:string-value="26 kA" table:style-name="ce4">
            <text:p>26 kA</text:p>
          </table:table-cell>
          <table:table-cell office:value-type="string" office:string-value="144 kA " table:style-name="ce4">
            <text:p>144 kA </text:p>
          </table:table-cell>
        </table:table-row>
        <table:table-row table:style-name="ro1">
          <table:table-cell office:value-type="string" office:string-value="00 (2/0)" table:style-name="ce4">
            <text:p>00 (2/0)</text:p>
          </table:table-cell>
          <table:table-cell office:value-type="float" office:value="0.3648" table:style-name="ce4">
            <text:p>0.3648</text:p>
          </table:table-cell>
          <table:table-cell office:value-type="float" office:value="9.266" table:style-name="ce4">
            <text:p>9.266</text:p>
          </table:table-cell>
          <table:table-cell office:value-type="float" office:value="2.74" table:style-name="ce4">
            <text:p>2.74</text:p>
          </table:table-cell>
          <table:table-cell office:value-type="float" office:value="1.08" table:style-name="ce4">
            <text:p>1.08</text:p>
          </table:table-cell>
          <table:table-cell office:value-type="float" office:value="133" table:style-name="ce4">
            <text:p>133</text:p>
          </table:table-cell>
          <table:table-cell office:value-type="float" office:value="67.4" table:style-name="ce4">
            <text:p>67.4</text:p>
          </table:table-cell>
          <table:table-cell office:value-type="float" office:value="0.2557" table:style-name="ce4">
            <text:p>0.2557</text:p>
          </table:table-cell>
          <table:table-cell office:value-type="float" office:value="0.07793" table:style-name="ce4">
            <text:p>0.07793</text:p>
          </table:table-cell>
          <table:table-cell office:value-type="float" office:value="145" table:style-name="ce4">
            <text:p>145</text:p>
          </table:table-cell>
          <table:table-cell office:value-type="float" office:value="175" table:style-name="ce4">
            <text:p>175</text:p>
          </table:table-cell>
          <table:table-cell office:value-type="float" office:value="195" table:style-name="ce4">
            <text:p>195</text:p>
          </table:table-cell>
          <table:table-cell office:value-type="string" office:string-value="2.3 kA" table:style-name="ce4">
            <text:p>2.3 kA</text:p>
          </table:table-cell>
          <table:table-cell office:value-type="string" office:string-value="21 kA" table:style-name="ce4">
            <text:p>21 kA</text:p>
          </table:table-cell>
          <table:table-cell office:value-type="string" office:string-value="115 kA " table:style-name="ce4">
            <text:p>115 kA </text:p>
          </table:table-cell>
        </table:table-row>
        <table:table-row table:style-name="ro1">
          <table:table-cell office:value-type="string" office:string-value="0 (1/0)" table:style-name="ce4">
            <text:p>0 (1/0)</text:p>
          </table:table-cell>
          <table:table-cell office:value-type="float" office:value="0.3249" table:style-name="ce4">
            <text:p>0.3249</text:p>
          </table:table-cell>
          <table:table-cell office:value-type="float" office:value="8.251" table:style-name="ce4">
            <text:p>8.251</text:p>
          </table:table-cell>
          <table:table-cell office:value-type="float" office:value="3.08" table:style-name="ce4">
            <text:p>3.08</text:p>
          </table:table-cell>
          <table:table-cell office:value-type="float" office:value="1.21" table:style-name="ce4">
            <text:p>1.21</text:p>
          </table:table-cell>
          <table:table-cell office:value-type="float" office:value="106" table:style-name="ce4">
            <text:p>106</text:p>
          </table:table-cell>
          <table:table-cell office:value-type="float" office:value="53.5" table:style-name="ce4">
            <text:p>53.5</text:p>
          </table:table-cell>
          <table:table-cell office:value-type="float" office:value="0.3224" table:style-name="ce4">
            <text:p>0.3224</text:p>
          </table:table-cell>
          <table:table-cell office:value-type="float" office:value="0.09827" table:style-name="ce4">
            <text:p>0.09827</text:p>
          </table:table-cell>
          <table:table-cell office:value-type="float" office:value="125" table:style-name="ce4">
            <text:p>125</text:p>
          </table:table-cell>
          <table:table-cell office:value-type="float" office:value="150" table:style-name="ce4">
            <text:p>150</text:p>
          </table:table-cell>
          <table:table-cell office:value-type="float" office:value="170" table:style-name="ce4">
            <text:p>170</text:p>
          </table:table-cell>
          <table:table-cell office:value-type="string" office:string-value="1.9 kA" table:style-name="ce4">
            <text:p>1.9 kA</text:p>
          </table:table-cell>
          <table:table-cell office:value-type="string" office:string-value="16 kA" table:style-name="ce4">
            <text:p>16 kA</text:p>
          </table:table-cell>
          <table:table-cell office:value-type="string" office:string-value="91 kA " table:style-name="ce4">
            <text:p>91 kA </text:p>
          </table:table-cell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0.2893" table:style-name="ce4">
            <text:p>0.2893</text:p>
          </table:table-cell>
          <table:table-cell office:value-type="float" office:value="7.348" table:style-name="ce4">
            <text:p>7.348</text:p>
          </table:table-cell>
          <table:table-cell office:value-type="float" office:value="3.46" table:style-name="ce4">
            <text:p>3.46</text:p>
          </table:table-cell>
          <table:table-cell office:value-type="float" office:value="1.36" table:style-name="ce4">
            <text:p>1.36</text:p>
          </table:table-cell>
          <table:table-cell office:value-type="float" office:value="83.7" table:style-name="ce4">
            <text:p>83.7</text:p>
          </table:table-cell>
          <table:table-cell office:value-type="float" office:value="42.4" table:style-name="ce4">
            <text:p>42.4</text:p>
          </table:table-cell>
          <table:table-cell office:value-type="float" office:value="0.4066" table:style-name="ce4">
            <text:p>0.4066</text:p>
          </table:table-cell>
          <table:table-cell office:value-type="float" office:value="0.1239" table:style-name="ce4">
            <text:p>0.1239</text:p>
          </table:table-cell>
          <table:table-cell office:value-type="float" office:value="110" table:style-name="ce4">
            <text:p>110</text:p>
          </table:table-cell>
          <table:table-cell office:value-type="float" office:value="130" table:style-name="ce4">
            <text:p>130</text:p>
          </table:table-cell>
          <table:table-cell office:value-type="float" office:value="145" table:style-name="ce4">
            <text:p>145</text:p>
          </table:table-cell>
          <table:table-cell office:value-type="string" office:string-value="1.6 kA" table:style-name="ce4">
            <text:p>1.6 kA</text:p>
          </table:table-cell>
          <table:table-cell office:value-type="string" office:string-value="13 kA" table:style-name="ce4">
            <text:p>13 kA</text:p>
          </table:table-cell>
          <table:table-cell office:value-type="string" office:string-value="72 kA " table:style-name="ce4">
            <text:p>72 kA </text:p>
          </table:table-cell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0.2576" table:style-name="ce4">
            <text:p>0.2576</text:p>
          </table:table-cell>
          <table:table-cell office:value-type="float" office:value="6.544" table:style-name="ce4">
            <text:p>6.544</text:p>
          </table:table-cell>
          <table:table-cell office:value-type="float" office:value="3.88" table:style-name="ce4">
            <text:p>3.88</text:p>
          </table:table-cell>
          <table:table-cell office:value-type="float" office:value="1.53" table:style-name="ce4">
            <text:p>1.53</text:p>
          </table:table-cell>
          <table:table-cell office:value-type="float" office:value="66.4" table:style-name="ce4">
            <text:p>66.4</text:p>
          </table:table-cell>
          <table:table-cell office:value-type="float" office:value="33.6" table:style-name="ce4">
            <text:p>33.6</text:p>
          </table:table-cell>
          <table:table-cell office:value-type="float" office:value="0.5127" table:style-name="ce4">
            <text:p>0.5127</text:p>
          </table:table-cell>
          <table:table-cell office:value-type="float" office:value="0.1563" table:style-name="ce4">
            <text:p>0.1563</text:p>
          </table:table-cell>
          <table:table-cell office:value-type="float" office:value="95" table:style-name="ce4">
            <text:p>95</text:p>
          </table:table-cell>
          <table:table-cell office:value-type="float" office:value="115" table:style-name="ce4">
            <text:p>115</text:p>
          </table:table-cell>
          <table:table-cell office:value-type="float" office:value="130" table:style-name="ce4">
            <text:p>130</text:p>
          </table:table-cell>
          <table:table-cell office:value-type="string" office:string-value="1.3 kA" table:style-name="ce4">
            <text:p>1.3 kA</text:p>
          </table:table-cell>
          <table:table-cell office:value-type="string" office:string-value="10.2 kA" table:style-name="ce4">
            <text:p>10.2 kA</text:p>
          </table:table-cell>
          <table:table-cell office:value-type="string" office:string-value="57 kA " table:style-name="ce4">
            <text:p>57 kA </text:p>
          </table:table-cell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0.2294" table:style-name="ce4">
            <text:p>0.2294</text:p>
          </table:table-cell>
          <table:table-cell office:value-type="float" office:value="5.827" table:style-name="ce4">
            <text:p>5.827</text:p>
          </table:table-cell>
          <table:table-cell office:value-type="float" office:value="4.36" table:style-name="ce4">
            <text:p>4.36</text:p>
          </table:table-cell>
          <table:table-cell office:value-type="float" office:value="1.72" table:style-name="ce4">
            <text:p>1.72</text:p>
          </table:table-cell>
          <table:table-cell office:value-type="float" office:value="52.6" table:style-name="ce4">
            <text:p>52.6</text:p>
          </table:table-cell>
          <table:table-cell office:value-type="float" office:value="26.7" table:style-name="ce4">
            <text:p>26.7</text:p>
          </table:table-cell>
          <table:table-cell office:value-type="float" office:value="0.6465" table:style-name="ce4">
            <text:p>0.6465</text:p>
          </table:table-cell>
          <table:table-cell office:value-type="float" office:value="0.197" table:style-name="ce4">
            <text:p>0.197</text:p>
          </table:table-cell>
          <table:table-cell office:value-type="float" office:value="85" table:style-name="ce4">
            <text:p>85</text:p>
          </table:table-cell>
          <table:table-cell office:value-type="float" office:value="100" table:style-name="ce4">
            <text:p>100</text:p>
          </table:table-cell>
          <table:table-cell office:value-type="float" office:value="115" table:style-name="ce4">
            <text:p>115</text:p>
          </table:table-cell>
          <table:table-cell office:value-type="string" office:string-value="1.1 kA" table:style-name="ce4">
            <text:p>1.1 kA</text:p>
          </table:table-cell>
          <table:table-cell office:value-type="string" office:string-value="8.1 kA" table:style-name="ce4">
            <text:p>8.1 kA</text:p>
          </table:table-cell>
          <table:table-cell office:value-type="string" office:string-value="45 kA " table:style-name="ce4">
            <text:p>45 kA </text:p>
          </table:table-cell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0.2043" table:style-name="ce4">
            <text:p>0.2043</text:p>
          </table:table-cell>
          <table:table-cell office:value-type="float" office:value="5.189" table:style-name="ce4">
            <text:p>5.189</text:p>
          </table:table-cell>
          <table:table-cell office:value-type="float" office:value="4.89" table:style-name="ce4">
            <text:p>4.89</text:p>
          </table:table-cell>
          <table:table-cell office:value-type="float" office:value="1.93" table:style-name="ce4">
            <text:p>1.93</text:p>
          </table:table-cell>
          <table:table-cell office:value-type="float" office:value="41.7" table:style-name="ce4">
            <text:p>41.7</text:p>
          </table:table-cell>
          <table:table-cell office:value-type="float" office:value="21.2" table:style-name="ce4">
            <text:p>21.2</text:p>
          </table:table-cell>
          <table:table-cell office:value-type="float" office:value="0.8152" table:style-name="ce4">
            <text:p>0.8152</text:p>
          </table:table-cell>
          <table:table-cell office:value-type="float" office:value="0.2485" table:style-name="ce4">
            <text:p>0.2485</text:p>
          </table:table-cell>
          <table:table-cell office:value-type="float" office:value="70" table:style-name="ce4">
            <text:p>70</text:p>
          </table:table-cell>
          <table:table-cell office:value-type="float" office:value="85" table:style-name="ce4">
            <text:p>85</text:p>
          </table:table-cell>
          <table:table-cell office:value-type="float" office:value="95" table:style-name="ce4">
            <text:p>95</text:p>
          </table:table-cell>
          <table:table-cell office:value-type="string" office:string-value="946 A" table:style-name="ce4">
            <text:p>946 A</text:p>
          </table:table-cell>
          <table:table-cell office:value-type="string" office:string-value="6.4 kA" table:style-name="ce4">
            <text:p>6.4 kA</text:p>
          </table:table-cell>
          <table:table-cell office:value-type="string" office:string-value="36 kA " table:style-name="ce4">
            <text:p>36 kA </text:p>
          </table:table-cell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0.1819" table:style-name="ce4">
            <text:p>0.1819</text:p>
          </table:table-cell>
          <table:table-cell office:value-type="float" office:value="4.621" table:style-name="ce4">
            <text:p>4.621</text:p>
          </table:table-cell>
          <table:table-cell office:value-type="float" office:value="5.5" table:style-name="ce4">
            <text:p>5.5</text:p>
          </table:table-cell>
          <table:table-cell office:value-type="float" office:value="2.16" table:style-name="ce4">
            <text:p>2.16</text:p>
          </table:table-cell>
          <table:table-cell office:value-type="float" office:value="33.1" table:style-name="ce4">
            <text:p>33.1</text:p>
          </table:table-cell>
          <table:table-cell office:value-type="float" office:value="16.8" table:style-name="ce4">
            <text:p>16.8</text:p>
          </table:table-cell>
          <table:table-cell office:value-type="float" office:value="1.028" table:style-name="ce4">
            <text:p>1.028</text:p>
          </table:table-cell>
          <table:table-cell office:value-type="float" office:value="0.3133" table:style-name="ce4">
            <text:p>0.3133</text:p>
          </table:table-cell>
          <table:table-cell office:value-type="string" office:string-value="" table:style-name="ce4" table:number-columns-spanned="3"/>
          <table:covered-table-cell office:value-type="string" office:string-value="" table:style-name="ce4"/>
          <table:covered-table-cell office:value-type="string" office:string-value="" table:style-name="ce4"/>
          <table:table-cell office:value-type="string" office:string-value="795 A" table:style-name="ce4">
            <text:p>795 A</text:p>
          </table:table-cell>
          <table:table-cell office:value-type="string" office:string-value="5.1 kA" table:style-name="ce4">
            <text:p>5.1 kA</text:p>
          </table:table-cell>
          <table:table-cell office:value-type="string" office:string-value="28 kA " table:style-name="ce4">
            <text:p>28 kA </text:p>
          </table:table-cell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0.162" table:style-name="ce4">
            <text:p>0.162</text:p>
          </table:table-cell>
          <table:table-cell office:value-type="float" office:value="4.115" table:style-name="ce4">
            <text:p>4.115</text:p>
          </table:table-cell>
          <table:table-cell office:value-type="float" office:value="6.17" table:style-name="ce4">
            <text:p>6.17</text:p>
          </table:table-cell>
          <table:table-cell office:value-type="float" office:value="2.43" table:style-name="ce4">
            <text:p>2.43</text:p>
          </table:table-cell>
          <table:table-cell office:value-type="float" office:value="26.3" table:style-name="ce4">
            <text:p>26.3</text:p>
          </table:table-cell>
          <table:table-cell office:value-type="float" office:value="13.3" table:style-name="ce4">
            <text:p>13.3</text:p>
          </table:table-cell>
          <table:table-cell office:value-type="float" office:value="1.296" table:style-name="ce4">
            <text:p>1.296</text:p>
          </table:table-cell>
          <table:table-cell office:value-type="float" office:value="0.3951" table:style-name="ce4">
            <text:p>0.3951</text:p>
          </table:table-cell>
          <table:table-cell office:value-type="float" office:value="55" table:style-name="ce4">
            <text:p>55</text:p>
          </table:table-cell>
          <table:table-cell office:value-type="float" office:value="65" table:style-name="ce4">
            <text:p>65</text:p>
          </table:table-cell>
          <table:table-cell office:value-type="float" office:value="75" table:style-name="ce4">
            <text:p>75</text:p>
          </table:table-cell>
          <table:table-cell office:value-type="string" office:string-value="668 A" table:style-name="ce4">
            <text:p>668 A</text:p>
          </table:table-cell>
          <table:table-cell office:value-type="string" office:string-value="4.0 kA" table:style-name="ce4">
            <text:p>4.0 kA</text:p>
          </table:table-cell>
          <table:table-cell office:value-type="string" office:string-value="23 kA " table:style-name="ce4">
            <text:p>23 kA </text:p>
          </table:table-cell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0.1443" table:style-name="ce4">
            <text:p>0.1443</text:p>
          </table:table-cell>
          <table:table-cell office:value-type="float" office:value="3.665" table:style-name="ce4">
            <text:p>3.665</text:p>
          </table:table-cell>
          <table:table-cell office:value-type="float" office:value="6.93" table:style-name="ce4">
            <text:p>6.93</text:p>
          </table:table-cell>
          <table:table-cell office:value-type="float" office:value="2.73" table:style-name="ce4">
            <text:p>2.73</text:p>
          </table:table-cell>
          <table:table-cell office:value-type="float" office:value="20.8" table:style-name="ce4">
            <text:p>20.8</text:p>
          </table:table-cell>
          <table:table-cell office:value-type="float" office:value="10.5" table:style-name="ce4">
            <text:p>10.5</text:p>
          </table:table-cell>
          <table:table-cell office:value-type="float" office:value="1.634" table:style-name="ce4">
            <text:p>1.634</text:p>
          </table:table-cell>
          <table:table-cell office:value-type="float" office:value="0.4982" table:style-name="ce4">
            <text:p>0.4982</text:p>
          </table:table-cell>
          <table:table-cell office:value-type="string" office:string-value="" table:style-name="ce4" table:number-columns-spanned="3"/>
          <table:covered-table-cell office:value-type="string" office:string-value="" table:style-name="ce4"/>
          <table:covered-table-cell office:value-type="string" office:string-value="" table:style-name="ce4"/>
          <table:table-cell office:value-type="string" office:string-value="561 A" table:style-name="ce4">
            <text:p>561 A</text:p>
          </table:table-cell>
          <table:table-cell office:value-type="string" office:string-value="3.2 kA" table:style-name="ce4">
            <text:p>3.2 kA</text:p>
          </table:table-cell>
          <table:table-cell office:value-type="string" office:string-value="18 kA " table:style-name="ce4">
            <text:p>18 kA </text:p>
          </table:table-cell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0.1285" table:style-name="ce4">
            <text:p>0.1285</text:p>
          </table:table-cell>
          <table:table-cell office:value-type="float" office:value="3.264" table:style-name="ce4">
            <text:p>3.264</text:p>
          </table:table-cell>
          <table:table-cell office:value-type="float" office:value="7.78" table:style-name="ce4">
            <text:p>7.78</text:p>
          </table:table-cell>
          <table:table-cell office:value-type="float" office:value="3.06" table:style-name="ce4">
            <text:p>3.06</text:p>
          </table:table-cell>
          <table:table-cell office:value-type="float" office:value="16.5" table:style-name="ce4">
            <text:p>16.5</text:p>
          </table:table-cell>
          <table:table-cell office:value-type="float" office:value="8.37" table:style-name="ce4">
            <text:p>8.37</text:p>
          </table:table-cell>
          <table:table-cell office:value-type="float" office:value="2.061" table:style-name="ce4">
            <text:p>2.061</text:p>
          </table:table-cell>
          <table:table-cell office:value-type="float" office:value="0.6282" table:style-name="ce4">
            <text:p>0.6282</text:p>
          </table:table-cell>
          <table:table-cell office:value-type="float" office:value="40" table:style-name="ce4">
            <text:p>40</text:p>
          </table:table-cell>
          <table:table-cell office:value-type="float" office:value="50" table:style-name="ce4">
            <text:p>50</text:p>
          </table:table-cell>
          <table:table-cell office:value-type="float" office:value="55" table:style-name="ce4">
            <text:p>55</text:p>
          </table:table-cell>
          <table:table-cell office:value-type="string" office:string-value="472 A" table:style-name="ce4">
            <text:p>472 A</text:p>
          </table:table-cell>
          <table:table-cell office:value-type="string" office:string-value="2.5 kA" table:style-name="ce4">
            <text:p>2.5 kA</text:p>
          </table:table-cell>
          <table:table-cell office:value-type="string" office:string-value="14 kA " table:style-name="ce4">
            <text:p>14 kA </text:p>
          </table:table-cell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0.1144" table:style-name="ce4">
            <text:p>0.1144</text:p>
          </table:table-cell>
          <table:table-cell office:value-type="float" office:value="2.906" table:style-name="ce4">
            <text:p>2.906</text:p>
          </table:table-cell>
          <table:table-cell office:value-type="float" office:value="8.74" table:style-name="ce4">
            <text:p>8.74</text:p>
          </table:table-cell>
          <table:table-cell office:value-type="float" office:value="3.44" table:style-name="ce4">
            <text:p>3.44</text:p>
          </table:table-cell>
          <table:table-cell office:value-type="float" office:value="13.1" table:style-name="ce4">
            <text:p>13.1</text:p>
          </table:table-cell>
          <table:table-cell office:value-type="float" office:value="6.63" table:style-name="ce4">
            <text:p>6.63</text:p>
          </table:table-cell>
          <table:table-cell office:value-type="float" office:value="2.599" table:style-name="ce4">
            <text:p>2.599</text:p>
          </table:table-cell>
          <table:table-cell office:value-type="float" office:value="0.7921" table:style-name="ce4">
            <text:p>0.7921</text:p>
          </table:table-cell>
          <table:table-cell office:value-type="string" office:string-value="" table:style-name="ce4" table:number-columns-spanned="3"/>
          <table:covered-table-cell office:value-type="string" office:string-value="" table:style-name="ce4"/>
          <table:covered-table-cell office:value-type="string" office:string-value="" table:style-name="ce4"/>
          <table:table-cell office:value-type="string" office:string-value="396 A" table:style-name="ce4">
            <text:p>396 A</text:p>
          </table:table-cell>
          <table:table-cell office:value-type="string" office:string-value="2.0 kA" table:style-name="ce4">
            <text:p>2.0 kA</text:p>
          </table:table-cell>
          <table:table-cell office:value-type="string" office:string-value="11 kA " table:style-name="ce4">
            <text:p>11 kA </text:p>
          </table:table-cell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0.1019" table:style-name="ce4">
            <text:p>0.1019</text:p>
          </table:table-cell>
          <table:table-cell office:value-type="float" office:value="2.588" table:style-name="ce4">
            <text:p>2.588</text:p>
          </table:table-cell>
          <table:table-cell office:value-type="float" office:value="9.81" table:style-name="ce4">
            <text:p>9.81</text:p>
          </table:table-cell>
          <table:table-cell office:value-type="float" office:value="3.86" table:style-name="ce4">
            <text:p>3.86</text:p>
          </table:table-cell>
          <table:table-cell office:value-type="float" office:value="10.4" table:style-name="ce4">
            <text:p>10.4</text:p>
          </table:table-cell>
          <table:table-cell office:value-type="float" office:value="5.26" table:style-name="ce4">
            <text:p>5.26</text:p>
          </table:table-cell>
          <table:table-cell office:value-type="float" office:value="3.277" table:style-name="ce4">
            <text:p>3.277</text:p>
          </table:table-cell>
          <table:table-cell office:value-type="float" office:value="0.9989" table:style-name="ce4">
            <text:p>0.9989</text:p>
          </table:table-cell>
          <table:table-cell office:value-type="float" office:value="30" table:style-name="ce4">
            <text:p>30</text:p>
          </table:table-cell>
          <table:table-cell office:value-type="float" office:value="35" table:style-name="ce4">
            <text:p>35</text:p>
          </table:table-cell>
          <table:table-cell office:value-type="float" office:value="40" table:style-name="ce4">
            <text:p>40</text:p>
          </table:table-cell>
          <table:table-cell office:value-type="string" office:string-value="333 A" table:style-name="ce4">
            <text:p>333 A</text:p>
          </table:table-cell>
          <table:table-cell office:value-type="string" office:string-value="1.6 kA" table:style-name="ce4">
            <text:p>1.6 kA</text:p>
          </table:table-cell>
          <table:table-cell office:value-type="string" office:string-value="8.9 kA " table:style-name="ce4">
            <text:p>8.9 kA </text:p>
          </table:table-cell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0.0907" table:style-name="ce4">
            <text:p>0.0907</text:p>
          </table:table-cell>
          <table:table-cell office:value-type="float" office:value="2.305" table:style-name="ce4">
            <text:p>2.305</text:p>
          </table:table-cell>
          <table:table-cell office:value-type="float" office:value="11" table:style-name="ce4">
            <text:p>11</text:p>
          </table:table-cell>
          <table:table-cell office:value-type="float" office:value="4.34" table:style-name="ce4">
            <text:p>4.34</text:p>
          </table:table-cell>
          <table:table-cell office:value-type="float" office:value="8.23" table:style-name="ce4">
            <text:p>8.23</text:p>
          </table:table-cell>
          <table:table-cell office:value-type="float" office:value="4.17" table:style-name="ce4">
            <text:p>4.17</text:p>
          </table:table-cell>
          <table:table-cell office:value-type="float" office:value="4.132" table:style-name="ce4">
            <text:p>4.132</text:p>
          </table:table-cell>
          <table:table-cell office:value-type="float" office:value="1.26" table:style-name="ce4">
            <text:p>1.26</text:p>
          </table:table-cell>
          <table:table-cell office:value-type="string" office:string-value="" table:style-name="ce4" table:number-columns-spanned="3"/>
          <table:covered-table-cell office:value-type="string" office:string-value="" table:style-name="ce4"/>
          <table:covered-table-cell office:value-type="string" office:string-value="" table:style-name="ce4"/>
          <table:table-cell office:value-type="string" office:string-value="280 A" table:style-name="ce4">
            <text:p>280 A</text:p>
          </table:table-cell>
          <table:table-cell office:value-type="string" office:string-value="1.3 kA" table:style-name="ce4">
            <text:p>1.3 kA</text:p>
          </table:table-cell>
          <table:table-cell office:value-type="string" office:string-value="7.1 kA " table:style-name="ce4">
            <text:p>7.1 kA </text:p>
          </table:table-cell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0.0808" table:style-name="ce4">
            <text:p>0.0808</text:p>
          </table:table-cell>
          <table:table-cell office:value-type="float" office:value="2.053" table:style-name="ce4">
            <text:p>2.053</text:p>
          </table:table-cell>
          <table:table-cell office:value-type="float" office:value="12.4" table:style-name="ce4">
            <text:p>12.4</text:p>
          </table:table-cell>
          <table:table-cell office:value-type="float" office:value="4.87" table:style-name="ce4">
            <text:p>4.87</text:p>
          </table:table-cell>
          <table:table-cell office:value-type="float" office:value="6.53" table:style-name="ce4">
            <text:p>6.53</text:p>
          </table:table-cell>
          <table:table-cell office:value-type="float" office:value="3.31" table:style-name="ce4">
            <text:p>3.31</text:p>
          </table:table-cell>
          <table:table-cell office:value-type="float" office:value="5.211" table:style-name="ce4">
            <text:p>5.211</text:p>
          </table:table-cell>
          <table:table-cell office:value-type="float" office:value="1.588" table:style-name="ce4">
            <text:p>1.588</text:p>
          </table:table-cell>
          <table:table-cell office:value-type="float" office:value="20" table:style-name="ce4">
            <text:p>20</text:p>
          </table:table-cell>
          <table:table-cell office:value-type="float" office:value="25" table:style-name="ce4">
            <text:p>25</text:p>
          </table:table-cell>
          <table:table-cell office:value-type="float" office:value="30" table:style-name="ce4">
            <text:p>30</text:p>
          </table:table-cell>
          <table:table-cell office:value-type="string" office:string-value="235 A" table:style-name="ce4">
            <text:p>235 A</text:p>
          </table:table-cell>
          <table:table-cell office:value-type="string" office:string-value="1.0 kA" table:style-name="ce4">
            <text:p>1.0 kA</text:p>
          </table:table-cell>
          <table:table-cell office:value-type="string" office:string-value="5.6 kA " table:style-name="ce4">
            <text:p>5.6 kA </text:p>
          </table:table-cell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float" office:value="0.072" table:style-name="ce4">
            <text:p>0.072</text:p>
          </table:table-cell>
          <table:table-cell office:value-type="float" office:value="1.828" table:style-name="ce4">
            <text:p>1.828</text:p>
          </table:table-cell>
          <table:table-cell office:value-type="float" office:value="13.9" table:style-name="ce4">
            <text:p>13.9</text:p>
          </table:table-cell>
          <table:table-cell office:value-type="float" office:value="5.47" table:style-name="ce4">
            <text:p>5.47</text:p>
          </table:table-cell>
          <table:table-cell office:value-type="float" office:value="5.18" table:style-name="ce4">
            <text:p>5.18</text:p>
          </table:table-cell>
          <table:table-cell office:value-type="float" office:value="2.62" table:style-name="ce4">
            <text:p>2.62</text:p>
          </table:table-cell>
          <table:table-cell office:value-type="float" office:value="6.571" table:style-name="ce4">
            <text:p>6.571</text:p>
          </table:table-cell>
          <table:table-cell office:value-type="float" office:value="2.003" table:style-name="ce4">
            <text:p>2.003</text:p>
          </table:table-cell>
          <table:table-cell office:value-type="string" office:string-value="" table:style-name="ce4" table:number-columns-spanned="3"/>
          <table:covered-table-cell office:value-type="string" office:string-value="" table:style-name="ce4"/>
          <table:covered-table-cell office:value-type="string" office:string-value="" table:style-name="ce4"/>
          <table:table-cell office:value-type="string" office:string-value="198 A" table:style-name="ce4">
            <text:p>198 A</text:p>
          </table:table-cell>
          <table:table-cell office:value-type="string" office:string-value="798 A" table:style-name="ce4">
            <text:p>798 A</text:p>
          </table:table-cell>
          <table:table-cell office:value-type="string" office:string-value="4.5 kA " table:style-name="ce4">
            <text:p>4.5 kA </text:p>
          </table:table-cell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0.0641" table:style-name="ce4">
            <text:p>0.0641</text:p>
          </table:table-cell>
          <table:table-cell office:value-type="float" office:value="1.628" table:style-name="ce4">
            <text:p>1.628</text:p>
          </table:table-cell>
          <table:table-cell office:value-type="float" office:value="15.6" table:style-name="ce4">
            <text:p>15.6</text:p>
          </table:table-cell>
          <table:table-cell office:value-type="float" office:value="6.14" table:style-name="ce4">
            <text:p>6.14</text:p>
          </table:table-cell>
          <table:table-cell office:value-type="float" office:value="4.11" table:style-name="ce4">
            <text:p>4.11</text:p>
          </table:table-cell>
          <table:table-cell office:value-type="float" office:value="2.08" table:style-name="ce4">
            <text:p>2.08</text:p>
          </table:table-cell>
          <table:table-cell office:value-type="float" office:value="8.286" table:style-name="ce4">
            <text:p>8.286</text:p>
          </table:table-cell>
          <table:table-cell office:value-type="float" office:value="2.525" table:style-name="ce4">
            <text:p>2.525</text:p>
          </table:table-cell>
          <table:table-cell office:value-type="float" office:value="15" table:style-name="ce4">
            <text:p>15</text:p>
          </table:table-cell>
          <table:table-cell office:value-type="float" office:value="20" table:style-name="ce4">
            <text:p>20</text:p>
          </table:table-cell>
          <table:table-cell office:value-type="float" office:value="25" table:style-name="ce4">
            <text:p>25</text:p>
          </table:table-cell>
          <table:table-cell office:value-type="string" office:string-value="166 A" table:style-name="ce4">
            <text:p>166 A</text:p>
          </table:table-cell>
          <table:table-cell office:value-type="string" office:string-value="633 A" table:style-name="ce4">
            <text:p>633 A</text:p>
          </table:table-cell>
          <table:table-cell office:value-type="string" office:string-value="3.5 kA " table:style-name="ce4">
            <text:p>3.5 kA </text:p>
          </table:table-cell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0.0571" table:style-name="ce4">
            <text:p>0.0571</text:p>
          </table:table-cell>
          <table:table-cell office:value-type="float" office:value="1.45" table:style-name="ce4">
            <text:p>1.45</text:p>
          </table:table-cell>
          <table:table-cell office:value-type="float" office:value="17.5" table:style-name="ce4">
            <text:p>17.5</text:p>
          </table:table-cell>
          <table:table-cell office:value-type="float" office:value="6.9" table:style-name="ce4">
            <text:p>6.9</text:p>
          </table:table-cell>
          <table:table-cell office:value-type="float" office:value="3.26" table:style-name="ce4">
            <text:p>3.26</text:p>
          </table:table-cell>
          <table:table-cell office:value-type="float" office:value="1.65" table:style-name="ce4">
            <text:p>1.65</text:p>
          </table:table-cell>
          <table:table-cell office:value-type="float" office:value="10.45" table:style-name="ce4">
            <text:p>10.45</text:p>
          </table:table-cell>
          <table:table-cell office:value-type="float" office:value="3.184" table:style-name="ce4">
            <text:p>3.184</text:p>
          </table:table-cell>
          <table:table-cell office:value-type="string" office:string-value="" table:style-name="ce4" table:number-columns-spanned="3"/>
          <table:covered-table-cell office:value-type="string" office:string-value="" table:style-name="ce4"/>
          <table:covered-table-cell office:value-type="string" office:string-value="" table:style-name="ce4"/>
          <table:table-cell office:value-type="string" office:string-value="140 A" table:style-name="ce4">
            <text:p>140 A</text:p>
          </table:table-cell>
          <table:table-cell office:value-type="string" office:string-value="502 A" table:style-name="ce4">
            <text:p>502 A</text:p>
          </table:table-cell>
          <table:table-cell office:value-type="string" office:string-value="2.8 kA " table:style-name="ce4">
            <text:p>2.8 kA </text:p>
          </table:table-cell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0.0508" table:style-name="ce4">
            <text:p>0.0508</text:p>
          </table:table-cell>
          <table:table-cell office:value-type="float" office:value="1.291" table:style-name="ce4">
            <text:p>1.291</text:p>
          </table:table-cell>
          <table:table-cell office:value-type="float" office:value="19.7" table:style-name="ce4">
            <text:p>19.7</text:p>
          </table:table-cell>
          <table:table-cell office:value-type="float" office:value="7.75" table:style-name="ce4">
            <text:p>7.75</text:p>
          </table:table-cell>
          <table:table-cell office:value-type="float" office:value="2.58" table:style-name="ce4">
            <text:p>2.58</text:p>
          </table:table-cell>
          <table:table-cell office:value-type="float" office:value="1.31" table:style-name="ce4">
            <text:p>1.31</text:p>
          </table:table-cell>
          <table:table-cell office:value-type="float" office:value="13.17" table:style-name="ce4">
            <text:p>13.17</text:p>
          </table:table-cell>
          <table:table-cell office:value-type="float" office:value="4.016" table:style-name="ce4">
            <text:p>4.016</text:p>
          </table:table-cell>
          <table:table-cell office:value-type="string" office:string-value="" table:style-name="ce4" table:number-columns-repeated="2"/>
          <table:table-cell office:value-type="float" office:value="18" table:style-name="ce4">
            <text:p>18</text:p>
          </table:table-cell>
          <table:table-cell office:value-type="string" office:string-value="117 A" table:style-name="ce4">
            <text:p>117 A</text:p>
          </table:table-cell>
          <table:table-cell office:value-type="string" office:string-value="398 A" table:style-name="ce4">
            <text:p>398 A</text:p>
          </table:table-cell>
          <table:table-cell office:value-type="string" office:string-value="2.2 kA " table:style-name="ce4">
            <text:p>2.2 kA </text:p>
          </table:table-cell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0.0453" table:style-name="ce4">
            <text:p>0.0453</text:p>
          </table:table-cell>
          <table:table-cell office:value-type="float" office:value="1.15" table:style-name="ce4">
            <text:p>1.15</text:p>
          </table:table-cell>
          <table:table-cell office:value-type="float" office:value="22.1" table:style-name="ce4">
            <text:p>22.1</text:p>
          </table:table-cell>
          <table:table-cell office:value-type="float" office:value="8.7" table:style-name="ce4">
            <text:p>8.7</text:p>
          </table:table-cell>
          <table:table-cell office:value-type="float" office:value="2.05" table:style-name="ce4">
            <text:p>2.05</text:p>
          </table:table-cell>
          <table:table-cell office:value-type="float" office:value="1.04" table:style-name="ce4">
            <text:p>1.04</text:p>
          </table:table-cell>
          <table:table-cell office:value-type="float" office:value="16.61" table:style-name="ce4">
            <text:p>16.61</text:p>
          </table:table-cell>
          <table:table-cell office:value-type="float" office:value="5.064" table:style-name="ce4">
            <text:p>5.064</text:p>
          </table:table-cell>
          <table:table-cell office:value-type="string" office:string-value="" table:style-name="ce4" table:number-columns-spanned="3"/>
          <table:covered-table-cell office:value-type="string" office:string-value="" table:style-name="ce4"/>
          <table:covered-table-cell office:value-type="string" office:string-value="" table:style-name="ce4"/>
          <table:table-cell office:value-type="string" office:string-value="99 A" table:style-name="ce4">
            <text:p>99 A</text:p>
          </table:table-cell>
          <table:table-cell office:value-type="string" office:string-value="316 A" table:style-name="ce4">
            <text:p>316 A</text:p>
          </table:table-cell>
          <table:table-cell office:value-type="string" office:string-value="1.8 kA " table:style-name="ce4">
            <text:p>1.8 kA </text:p>
          </table:table-cell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float" office:value="0.0403" table:style-name="ce4">
            <text:p>0.0403</text:p>
          </table:table-cell>
          <table:table-cell office:value-type="float" office:value="1.024" table:style-name="ce4">
            <text:p>1.024</text:p>
          </table:table-cell>
          <table:table-cell office:value-type="float" office:value="24.8" table:style-name="ce4">
            <text:p>24.8</text:p>
          </table:table-cell>
          <table:table-cell office:value-type="float" office:value="9.77" table:style-name="ce4">
            <text:p>9.77</text:p>
          </table:table-cell>
          <table:table-cell office:value-type="float" office:value="1.62" table:style-name="ce4">
            <text:p>1.62</text:p>
          </table:table-cell>
          <table:table-cell office:value-type="float" office:value="0.823" table:style-name="ce4">
            <text:p>0.823</text:p>
          </table:table-cell>
          <table:table-cell office:value-type="float" office:value="20.95" table:style-name="ce4">
            <text:p>20.95</text:p>
          </table:table-cell>
          <table:table-cell office:value-type="float" office:value="6.385" table:style-name="ce4">
            <text:p>6.385</text:p>
          </table:table-cell>
          <table:table-cell office:value-type="float" office:value="10" table:style-name="ce4">
            <text:p>10</text:p>
          </table:table-cell>
          <table:table-cell office:value-type="float" office:value="14" table:style-name="ce4">
            <text:p>14</text:p>
          </table:table-cell>
          <table:table-cell office:value-type="float" office:value="16" table:style-name="ce4">
            <text:p>16</text:p>
          </table:table-cell>
          <table:table-cell office:value-type="string" office:string-value="83 A" table:style-name="ce4">
            <text:p>83 A</text:p>
          </table:table-cell>
          <table:table-cell office:value-type="string" office:string-value="250 A" table:style-name="ce4">
            <text:p>250 A</text:p>
          </table:table-cell>
          <table:table-cell office:value-type="string" office:string-value="1.4 kA " table:style-name="ce4">
            <text:p>1.4 kA </text:p>
          </table:table-cell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0.0359" table:style-name="ce4">
            <text:p>0.0359</text:p>
          </table:table-cell>
          <table:table-cell office:value-type="float" office:value="0.912" table:style-name="ce4">
            <text:p>0.912</text:p>
          </table:table-cell>
          <table:table-cell office:value-type="float" office:value="27.9" table:style-name="ce4">
            <text:p>27.9</text:p>
          </table:table-cell>
          <table:table-cell office:value-type="float" office:value="11" table:style-name="ce4">
            <text:p>11</text:p>
          </table:table-cell>
          <table:table-cell office:value-type="float" office:value="1.29" table:style-name="ce4">
            <text:p>1.29</text:p>
          </table:table-cell>
          <table:table-cell office:value-type="float" office:value="0.653" table:style-name="ce4">
            <text:p>0.653</text:p>
          </table:table-cell>
          <table:table-cell office:value-type="float" office:value="26.42" table:style-name="ce4">
            <text:p>26.42</text:p>
          </table:table-cell>
          <table:table-cell office:value-type="float" office:value="8.051" table:style-name="ce4">
            <text:p>8.051</text:p>
          </table:table-cell>
          <table:table-cell office:value-type="string" office:string-value="—" table:style-name="ce4">
            <text:p>—</text:p>
          </table:table-cell>
          <table:table-cell office:value-type="string" office:string-value="—" table:style-name="ce4">
            <text:p>—</text:p>
          </table:table-cell>
          <table:table-cell office:value-type="string" office:string-value="—" table:style-name="ce4">
            <text:p>—</text:p>
          </table:table-cell>
          <table:table-cell office:value-type="string" office:string-value="70 A" table:style-name="ce4">
            <text:p>70 A</text:p>
          </table:table-cell>
          <table:table-cell office:value-type="string" office:string-value="198 A" table:style-name="ce4">
            <text:p>198 A</text:p>
          </table:table-cell>
          <table:table-cell office:value-type="string" office:string-value="1.1 kA " table:style-name="ce4">
            <text:p>1.1 kA </text:p>
          </table:table-cell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0.032" table:style-name="ce4">
            <text:p>0.032</text:p>
          </table:table-cell>
          <table:table-cell office:value-type="float" office:value="0.812" table:style-name="ce4">
            <text:p>0.812</text:p>
          </table:table-cell>
          <table:table-cell office:value-type="float" office:value="31.3" table:style-name="ce4">
            <text:p>31.3</text:p>
          </table:table-cell>
          <table:table-cell office:value-type="float" office:value="12.3" table:style-name="ce4">
            <text:p>12.3</text:p>
          </table:table-cell>
          <table:table-cell office:value-type="float" office:value="1.02" table:style-name="ce4">
            <text:p>1.02</text:p>
          </table:table-cell>
          <table:table-cell office:value-type="float" office:value="0.518" table:style-name="ce4">
            <text:p>0.518</text:p>
          </table:table-cell>
          <table:table-cell office:value-type="float" office:value="33.31" table:style-name="ce4">
            <text:p>33.31</text:p>
          </table:table-cell>
          <table:table-cell office:value-type="float" office:value="10.15" table:style-name="ce4">
            <text:p>10.15</text:p>
          </table:table-cell>
          <table:table-cell office:value-type="float" office:value="5" table:style-name="ce4">
            <text:p>5</text:p>
          </table:table-cell>
          <table:table-cell office:value-type="float" office:value="11" table:style-name="ce4">
            <text:p>11</text:p>
          </table:table-cell>
          <table:table-cell office:value-type="string" office:string-value="—" table:style-name="ce4">
            <text:p>—</text:p>
          </table:table-cell>
          <table:table-cell office:value-type="string" office:string-value="58.5 A" table:style-name="ce4">
            <text:p>58.5 A</text:p>
          </table:table-cell>
          <table:table-cell office:value-type="string" office:string-value="158 A" table:style-name="ce4">
            <text:p>158 A</text:p>
          </table:table-cell>
          <table:table-cell office:value-type="string" office:string-value="882 A " table:style-name="ce4">
            <text:p>882 A </text:p>
          </table:table-cell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0.0285" table:style-name="ce4">
            <text:p>0.0285</text:p>
          </table:table-cell>
          <table:table-cell office:value-type="float" office:value="0.723" table:style-name="ce4">
            <text:p>0.723</text:p>
          </table:table-cell>
          <table:table-cell office:value-type="float" office:value="35.1" table:style-name="ce4">
            <text:p>35.1</text:p>
          </table:table-cell>
          <table:table-cell office:value-type="float" office:value="13.8" table:style-name="ce4">
            <text:p>13.8</text:p>
          </table:table-cell>
          <table:table-cell office:value-type="float" office:value="0.81" table:style-name="ce4">
            <text:p>0.81</text:p>
          </table:table-cell>
          <table:table-cell office:value-type="float" office:value="0.41" table:style-name="ce4">
            <text:p>0.41</text:p>
          </table:table-cell>
          <table:table-cell office:value-type="float" office:value="42" table:style-name="ce4">
            <text:p>42</text:p>
          </table:table-cell>
          <table:table-cell office:value-type="float" office:value="12.8" table:style-name="ce4">
            <text:p>12.8</text:p>
          </table:table-cell>
          <table:table-cell office:value-type="string" office:string-value="—" table:style-name="ce4">
            <text:p>—</text:p>
          </table:table-cell>
          <table:table-cell office:value-type="string" office:string-value="—" table:style-name="ce4">
            <text:p>—</text:p>
          </table:table-cell>
          <table:table-cell office:value-type="string" office:string-value="—" table:style-name="ce4">
            <text:p>—</text:p>
          </table:table-cell>
          <table:table-cell office:value-type="string" office:string-value="49 A" table:style-name="ce4">
            <text:p>49 A</text:p>
          </table:table-cell>
          <table:table-cell office:value-type="string" office:string-value="125 A" table:style-name="ce4">
            <text:p>125 A</text:p>
          </table:table-cell>
          <table:table-cell office:value-type="string" office:string-value="700 A " table:style-name="ce4">
            <text:p>700 A </text:p>
          </table:table-cell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float" office:value="0.0253" table:style-name="ce4">
            <text:p>0.0253</text:p>
          </table:table-cell>
          <table:table-cell office:value-type="float" office:value="0.644" table:style-name="ce4">
            <text:p>0.644</text:p>
          </table:table-cell>
          <table:table-cell office:value-type="float" office:value="39.5" table:style-name="ce4">
            <text:p>39.5</text:p>
          </table:table-cell>
          <table:table-cell office:value-type="float" office:value="15.5" table:style-name="ce4">
            <text:p>15.5</text:p>
          </table:table-cell>
          <table:table-cell office:value-type="float" office:value="0.642" table:style-name="ce4">
            <text:p>0.642</text:p>
          </table:table-cell>
          <table:table-cell office:value-type="float" office:value="0.326" table:style-name="ce4">
            <text:p>0.326</text:p>
          </table:table-cell>
          <table:table-cell office:value-type="float" office:value="52.96" table:style-name="ce4">
            <text:p>52.96</text:p>
          </table:table-cell>
          <table:table-cell office:value-type="float" office:value="16.14" table:style-name="ce4">
            <text:p>16.14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office:value-type="string" office:string-value="—" table:style-name="ce4">
            <text:p>—</text:p>
          </table:table-cell>
          <table:table-cell office:value-type="string" office:string-value="41 A" table:style-name="ce4">
            <text:p>41 A</text:p>
          </table:table-cell>
          <table:table-cell office:value-type="string" office:string-value="99 A" table:style-name="ce4">
            <text:p>99 A</text:p>
          </table:table-cell>
          <table:table-cell office:value-type="string" office:string-value="551 A " table:style-name="ce4">
            <text:p>551 A </text:p>
          </table:table-cell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0.0226" table:style-name="ce4">
            <text:p>0.0226</text:p>
          </table:table-cell>
          <table:table-cell office:value-type="float" office:value="0.573" table:style-name="ce4">
            <text:p>0.573</text:p>
          </table:table-cell>
          <table:table-cell office:value-type="float" office:value="44.3" table:style-name="ce4">
            <text:p>44.3</text:p>
          </table:table-cell>
          <table:table-cell office:value-type="float" office:value="17.4" table:style-name="ce4">
            <text:p>17.4</text:p>
          </table:table-cell>
          <table:table-cell office:value-type="float" office:value="0.509" table:style-name="ce4">
            <text:p>0.509</text:p>
          </table:table-cell>
          <table:table-cell office:value-type="float" office:value="0.258" table:style-name="ce4">
            <text:p>0.258</text:p>
          </table:table-cell>
          <table:table-cell office:value-type="float" office:value="66.79" table:style-name="ce4">
            <text:p>66.79</text:p>
          </table:table-cell>
          <table:table-cell office:value-type="float" office:value="20.36" table:style-name="ce4">
            <text:p>20.36</text:p>
          </table:table-cell>
          <table:table-cell office:value-type="string" office:string-value="—" table:style-name="ce4">
            <text:p>—</text:p>
          </table:table-cell>
          <table:table-cell office:value-type="string" office:string-value="—" table:style-name="ce4">
            <text:p>—</text:p>
          </table:table-cell>
          <table:table-cell office:value-type="string" office:string-value="—" table:style-name="ce4">
            <text:p>—</text:p>
          </table:table-cell>
          <table:table-cell office:value-type="string" office:string-value="35 A" table:style-name="ce4">
            <text:p>35 A</text:p>
          </table:table-cell>
          <table:table-cell office:value-type="string" office:string-value="79 A" table:style-name="ce4">
            <text:p>79 A</text:p>
          </table:table-cell>
          <table:table-cell office:value-type="string" office:string-value="440 A " table:style-name="ce4">
            <text:p>440 A </text:p>
          </table:table-cell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float" office:value="0.0201" table:style-name="ce4">
            <text:p>0.0201</text:p>
          </table:table-cell>
          <table:table-cell office:value-type="float" office:value="0.511" table:style-name="ce4">
            <text:p>0.511</text:p>
          </table:table-cell>
          <table:table-cell office:value-type="float" office:value="49.7" table:style-name="ce4">
            <text:p>49.7</text:p>
          </table:table-cell>
          <table:table-cell office:value-type="float" office:value="19.6" table:style-name="ce4">
            <text:p>19.6</text:p>
          </table:table-cell>
          <table:table-cell office:value-type="float" office:value="0.404" table:style-name="ce4">
            <text:p>0.404</text:p>
          </table:table-cell>
          <table:table-cell office:value-type="float" office:value="0.205" table:style-name="ce4">
            <text:p>0.205</text:p>
          </table:table-cell>
          <table:table-cell office:value-type="float" office:value="84.22" table:style-name="ce4">
            <text:p>84.22</text:p>
          </table:table-cell>
          <table:table-cell office:value-type="float" office:value="25.67" table:style-name="ce4">
            <text:p>25.67</text:p>
          </table:table-cell>
          <table:table-cell office:value-type="float" office:value="2.1" table:style-name="ce4">
            <text:p>2.1</text:p>
          </table:table-cell>
          <table:table-cell office:value-type="float" office:value="3.5" table:style-name="ce4">
            <text:p>3.5</text:p>
          </table:table-cell>
          <table:table-cell office:value-type="string" office:string-value="—" table:style-name="ce4">
            <text:p>—</text:p>
          </table:table-cell>
          <table:table-cell office:value-type="string" office:string-value="29 A" table:style-name="ce4">
            <text:p>29 A</text:p>
          </table:table-cell>
          <table:table-cell office:value-type="string" office:string-value="62 A" table:style-name="ce4">
            <text:p>62 A</text:p>
          </table:table-cell>
          <table:table-cell office:value-type="string" office:string-value="348 A " table:style-name="ce4">
            <text:p>348 A </text:p>
          </table:table-cell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0.0179" table:style-name="ce4">
            <text:p>0.0179</text:p>
          </table:table-cell>
          <table:table-cell office:value-type="float" office:value="0.455" table:style-name="ce4">
            <text:p>0.455</text:p>
          </table:table-cell>
          <table:table-cell office:value-type="float" office:value="55.9" table:style-name="ce4">
            <text:p>55.9</text:p>
          </table:table-cell>
          <table:table-cell office:value-type="float" office:value="22" table:style-name="ce4">
            <text:p>22</text:p>
          </table:table-cell>
          <table:table-cell office:value-type="float" office:value="0.32" table:style-name="ce4">
            <text:p>0.32</text:p>
          </table:table-cell>
          <table:table-cell office:value-type="float" office:value="0.162" table:style-name="ce4">
            <text:p>0.162</text:p>
          </table:table-cell>
          <table:table-cell office:value-type="float" office:value="106.2" table:style-name="ce4">
            <text:p>106.2</text:p>
          </table:table-cell>
          <table:table-cell office:value-type="float" office:value="32.37" table:style-name="ce4">
            <text:p>32.37</text:p>
          </table:table-cell>
          <table:table-cell office:value-type="string" office:string-value="—" table:style-name="ce4">
            <text:p>—</text:p>
          </table:table-cell>
          <table:table-cell office:value-type="string" office:string-value="—" table:style-name="ce4">
            <text:p>—</text:p>
          </table:table-cell>
          <table:table-cell office:value-type="string" office:string-value="—" table:style-name="ce4">
            <text:p>—</text:p>
          </table:table-cell>
          <table:table-cell office:value-type="string" office:string-value="24 A" table:style-name="ce4">
            <text:p>24 A</text:p>
          </table:table-cell>
          <table:table-cell office:value-type="string" office:string-value="49 A" table:style-name="ce4">
            <text:p>49 A</text:p>
          </table:table-cell>
          <table:table-cell office:value-type="string" office:string-value="276 A " table:style-name="ce4">
            <text:p>276 A </text:p>
          </table:table-cell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float" office:value="0.0159" table:style-name="ce4">
            <text:p>0.0159</text:p>
          </table:table-cell>
          <table:table-cell office:value-type="float" office:value="0.405" table:style-name="ce4">
            <text:p>0.405</text:p>
          </table:table-cell>
          <table:table-cell office:value-type="float" office:value="62.7" table:style-name="ce4">
            <text:p>62.7</text:p>
          </table:table-cell>
          <table:table-cell office:value-type="float" office:value="24.7" table:style-name="ce4">
            <text:p>24.7</text:p>
          </table:table-cell>
          <table:table-cell office:value-type="float" office:value="0.254" table:style-name="ce4">
            <text:p>0.254</text:p>
          </table:table-cell>
          <table:table-cell office:value-type="float" office:value="0.129" table:style-name="ce4">
            <text:p>0.129</text:p>
          </table:table-cell>
          <table:table-cell office:value-type="float" office:value="133.9" table:style-name="ce4">
            <text:p>133.9</text:p>
          </table:table-cell>
          <table:table-cell office:value-type="float" office:value="40.81" table:style-name="ce4">
            <text:p>40.81</text:p>
          </table:table-cell>
          <table:table-cell office:value-type="float" office:value="1.3" table:style-name="ce4">
            <text:p>1.3</text:p>
          </table:table-cell>
          <table:table-cell office:value-type="float" office:value="2.2" table:style-name="ce4">
            <text:p>2.2</text:p>
          </table:table-cell>
          <table:table-cell office:value-type="string" office:string-value="—" table:style-name="ce4">
            <text:p>—</text:p>
          </table:table-cell>
          <table:table-cell office:value-type="string" office:string-value="20 A" table:style-name="ce4">
            <text:p>20 A</text:p>
          </table:table-cell>
          <table:table-cell office:value-type="string" office:string-value="39 A" table:style-name="ce4">
            <text:p>39 A</text:p>
          </table:table-cell>
          <table:table-cell office:value-type="string" office:string-value="218 A " table:style-name="ce4">
            <text:p>218 A </text:p>
          </table:table-cell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float" office:value="0.0142" table:style-name="ce4">
            <text:p>0.0142</text:p>
          </table:table-cell>
          <table:table-cell office:value-type="float" office:value="0.361" table:style-name="ce4">
            <text:p>0.361</text:p>
          </table:table-cell>
          <table:table-cell office:value-type="float" office:value="70.4" table:style-name="ce4">
            <text:p>70.4</text:p>
          </table:table-cell>
          <table:table-cell office:value-type="float" office:value="27.7" table:style-name="ce4">
            <text:p>27.7</text:p>
          </table:table-cell>
          <table:table-cell office:value-type="float" office:value="0.202" table:style-name="ce4">
            <text:p>0.202</text:p>
          </table:table-cell>
          <table:table-cell office:value-type="float" office:value="0.102" table:style-name="ce4">
            <text:p>0.102</text:p>
          </table:table-cell>
          <table:table-cell office:value-type="float" office:value="168.9" table:style-name="ce4">
            <text:p>168.9</text:p>
          </table:table-cell>
          <table:table-cell office:value-type="float" office:value="51.47" table:style-name="ce4">
            <text:p>51.47</text:p>
          </table:table-cell>
          <table:table-cell office:value-type="string" office:string-value="—" table:style-name="ce4">
            <text:p>—</text:p>
          </table:table-cell>
          <table:table-cell office:value-type="string" office:string-value="—" table:style-name="ce4">
            <text:p>—</text:p>
          </table:table-cell>
          <table:table-cell office:value-type="string" office:string-value="—" table:style-name="ce4">
            <text:p>—</text:p>
          </table:table-cell>
          <table:table-cell office:value-type="string" office:string-value="17 A" table:style-name="ce4">
            <text:p>17 A</text:p>
          </table:table-cell>
          <table:table-cell office:value-type="string" office:string-value="31 A" table:style-name="ce4">
            <text:p>31 A</text:p>
          </table:table-cell>
          <table:table-cell office:value-type="string" office:string-value="174 A " table:style-name="ce4">
            <text:p>174 A </text:p>
          </table:table-cell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float" office:value="0.0126" table:style-name="ce4">
            <text:p>0.0126</text:p>
          </table:table-cell>
          <table:table-cell office:value-type="float" office:value="0.321" table:style-name="ce4">
            <text:p>0.321</text:p>
          </table:table-cell>
          <table:table-cell office:value-type="float" office:value="79.1" table:style-name="ce4">
            <text:p>79.1</text:p>
          </table:table-cell>
          <table:table-cell office:value-type="float" office:value="31.1" table:style-name="ce4">
            <text:p>31.1</text:p>
          </table:table-cell>
          <table:table-cell office:value-type="float" office:value="0.16" table:style-name="ce4">
            <text:p>0.16</text:p>
          </table:table-cell>
          <table:table-cell office:value-type="float" office:value="0.081" table:style-name="ce4">
            <text:p>0.081</text:p>
          </table:table-cell>
          <table:table-cell office:value-type="float" office:value="212.9" table:style-name="ce4">
            <text:p>212.9</text:p>
          </table:table-cell>
          <table:table-cell office:value-type="float" office:value="64.9" table:style-name="ce4">
            <text:p>64.9</text:p>
          </table:table-cell>
          <table:table-cell office:value-type="float" office:value="0.83" table:style-name="ce4">
            <text:p>0.83</text:p>
          </table:table-cell>
          <table:table-cell office:value-type="float" office:value="1.4" table:style-name="ce4">
            <text:p>1.4</text:p>
          </table:table-cell>
          <table:table-cell office:value-type="string" office:string-value="—" table:style-name="ce4">
            <text:p>—</text:p>
          </table:table-cell>
          <table:table-cell office:value-type="string" office:string-value="14 A" table:style-name="ce4">
            <text:p>14 A</text:p>
          </table:table-cell>
          <table:table-cell office:value-type="string" office:string-value="24 A" table:style-name="ce4">
            <text:p>24 A</text:p>
          </table:table-cell>
          <table:table-cell office:value-type="string" office:string-value="137 A " table:style-name="ce4">
            <text:p>137 A </text:p>
          </table:table-cell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float" office:value="0.0113" table:style-name="ce4">
            <text:p>0.0113</text:p>
          </table:table-cell>
          <table:table-cell office:value-type="float" office:value="0.286" table:style-name="ce4">
            <text:p>0.286</text:p>
          </table:table-cell>
          <table:table-cell office:value-type="float" office:value="88.8" table:style-name="ce4">
            <text:p>88.8</text:p>
          </table:table-cell>
          <table:table-cell office:value-type="float" office:value="35" table:style-name="ce4">
            <text:p>35</text:p>
          </table:table-cell>
          <table:table-cell office:value-type="float" office:value="0.127" table:style-name="ce4">
            <text:p>0.127</text:p>
          </table:table-cell>
          <table:table-cell office:value-type="float" office:value="0.0642" table:style-name="ce4">
            <text:p>0.0642</text:p>
          </table:table-cell>
          <table:table-cell office:value-type="float" office:value="268.5" table:style-name="ce4">
            <text:p>268.5</text:p>
          </table:table-cell>
          <table:table-cell office:value-type="float" office:value="81.84" table:style-name="ce4">
            <text:p>81.84</text:p>
          </table:table-cell>
          <table:table-cell office:value-type="string" office:string-value="—" table:style-name="ce4">
            <text:p>—</text:p>
          </table:table-cell>
          <table:table-cell office:value-type="string" office:string-value="—" table:style-name="ce4">
            <text:p>—</text:p>
          </table:table-cell>
          <table:table-cell office:value-type="string" office:string-value="—" table:style-name="ce4">
            <text:p>—</text:p>
          </table:table-cell>
          <table:table-cell office:value-type="string" office:string-value="12 A" table:style-name="ce4">
            <text:p>12 A</text:p>
          </table:table-cell>
          <table:table-cell office:value-type="string" office:string-value="20 A" table:style-name="ce4">
            <text:p>20 A</text:p>
          </table:table-cell>
          <table:table-cell office:value-type="string" office:string-value="110 A " table:style-name="ce4">
            <text:p>110 A </text:p>
          </table:table-cell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0.01" table:style-name="ce4">
            <text:p>0.01</text:p>
          </table:table-cell>
          <table:table-cell office:value-type="float" office:value="0.255" table:style-name="ce4">
            <text:p>0.255</text:p>
          </table:table-cell>
          <table:table-cell office:value-type="float" office:value="99.7" table:style-name="ce4">
            <text:p>99.7</text:p>
          </table:table-cell>
          <table:table-cell office:value-type="float" office:value="39.3" table:style-name="ce4">
            <text:p>39.3</text:p>
          </table:table-cell>
          <table:table-cell office:value-type="float" office:value="0.101" table:style-name="ce4">
            <text:p>0.101</text:p>
          </table:table-cell>
          <table:table-cell office:value-type="float" office:value="0.0509" table:style-name="ce4">
            <text:p>0.0509</text:p>
          </table:table-cell>
          <table:table-cell office:value-type="float" office:value="338.6" table:style-name="ce4">
            <text:p>338.6</text:p>
          </table:table-cell>
          <table:table-cell office:value-type="float" office:value="103.2" table:style-name="ce4">
            <text:p>103.2</text:p>
          </table:table-cell>
          <table:table-cell office:value-type="float" office:value="0.52" table:style-name="ce4">
            <text:p>0.52</text:p>
          </table:table-cell>
          <table:table-cell office:value-type="float" office:value="0.86" table:style-name="ce4">
            <text:p>0.86</text:p>
          </table:table-cell>
          <table:table-cell office:value-type="string" office:string-value="—" table:style-name="ce4">
            <text:p>—</text:p>
          </table:table-cell>
          <table:table-cell office:value-type="string" office:string-value="10 A" table:style-name="ce4">
            <text:p>10 A</text:p>
          </table:table-cell>
          <table:table-cell office:value-type="string" office:string-value="15 A" table:style-name="ce4">
            <text:p>15 A</text:p>
          </table:table-cell>
          <table:table-cell office:value-type="string" office:string-value="86 A " table:style-name="ce4">
            <text:p>86 A </text:p>
          </table:table-cell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0.00893" table:style-name="ce4">
            <text:p>0.00893</text:p>
          </table:table-cell>
          <table:table-cell office:value-type="float" office:value="0.227" table:style-name="ce4">
            <text:p>0.227</text:p>
          </table:table-cell>
          <table:table-cell office:value-type="float" office:value="112" table:style-name="ce4">
            <text:p>112</text:p>
          </table:table-cell>
          <table:table-cell office:value-type="float" office:value="44.1" table:style-name="ce4">
            <text:p>44.1</text:p>
          </table:table-cell>
          <table:table-cell office:value-type="float" office:value="0.0797" table:style-name="ce4">
            <text:p>0.0797</text:p>
          </table:table-cell>
          <table:table-cell office:value-type="float" office:value="0.0404" table:style-name="ce4">
            <text:p>0.0404</text:p>
          </table:table-cell>
          <table:table-cell office:value-type="float" office:value="426.9" table:style-name="ce4">
            <text:p>426.9</text:p>
          </table:table-cell>
          <table:table-cell office:value-type="float" office:value="130.1" table:style-name="ce4">
            <text:p>130.1</text:p>
          </table:table-cell>
          <table:table-cell office:value-type="string" office:string-value="—" table:style-name="ce4">
            <text:p>—</text:p>
          </table:table-cell>
          <table:table-cell office:value-type="string" office:string-value="—" table:style-name="ce4">
            <text:p>—</text:p>
          </table:table-cell>
          <table:table-cell office:value-type="string" office:string-value="—" table:style-name="ce4">
            <text:p>—</text:p>
          </table:table-cell>
          <table:table-cell office:value-type="string" office:string-value="9 A" table:style-name="ce4">
            <text:p>9 A</text:p>
          </table:table-cell>
          <table:table-cell office:value-type="string" office:string-value="12 A" table:style-name="ce4">
            <text:p>12 A</text:p>
          </table:table-cell>
          <table:table-cell office:value-type="string" office:string-value="69 A " table:style-name="ce4">
            <text:p>69 A </text:p>
          </table:table-cell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float" office:value="0.00795" table:style-name="ce4">
            <text:p>0.00795</text:p>
          </table:table-cell>
          <table:table-cell office:value-type="float" office:value="0.202" table:style-name="ce4">
            <text:p>0.202</text:p>
          </table:table-cell>
          <table:table-cell office:value-type="float" office:value="126" table:style-name="ce4">
            <text:p>126</text:p>
          </table:table-cell>
          <table:table-cell office:value-type="float" office:value="49.5" table:style-name="ce4">
            <text:p>49.5</text:p>
          </table:table-cell>
          <table:table-cell office:value-type="float" office:value="0.0632" table:style-name="ce4">
            <text:p>0.0632</text:p>
          </table:table-cell>
          <table:table-cell office:value-type="float" office:value="0.032" table:style-name="ce4">
            <text:p>0.032</text:p>
          </table:table-cell>
          <table:table-cell office:value-type="float" office:value="538.3" table:style-name="ce4">
            <text:p>538.3</text:p>
          </table:table-cell>
          <table:table-cell office:value-type="float" office:value="164.1" table:style-name="ce4">
            <text:p>164.1</text:p>
          </table:table-cell>
          <table:table-cell office:value-type="float" office:value="0.32" table:style-name="ce4">
            <text:p>0.32</text:p>
          </table:table-cell>
          <table:table-cell office:value-type="float" office:value="0.53" table:style-name="ce4">
            <text:p>0.53</text:p>
          </table:table-cell>
          <table:table-cell office:value-type="string" office:string-value="—" table:style-name="ce4">
            <text:p>—</text:p>
          </table:table-cell>
          <table:table-cell office:value-type="string" office:string-value="7 A" table:style-name="ce4">
            <text:p>7 A</text:p>
          </table:table-cell>
          <table:table-cell office:value-type="string" office:string-value="10 A" table:style-name="ce4">
            <text:p>10 A</text:p>
          </table:table-cell>
          <table:table-cell office:value-type="string" office:string-value="54 A " table:style-name="ce4">
            <text:p>54 A </text:p>
          </table:table-cell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float" office:value="0.00708" table:style-name="ce4">
            <text:p>0.00708</text:p>
          </table:table-cell>
          <table:table-cell office:value-type="float" office:value="0.18" table:style-name="ce4">
            <text:p>0.18</text:p>
          </table:table-cell>
          <table:table-cell office:value-type="float" office:value="141" table:style-name="ce4">
            <text:p>141</text:p>
          </table:table-cell>
          <table:table-cell office:value-type="float" office:value="55.6" table:style-name="ce4">
            <text:p>55.6</text:p>
          </table:table-cell>
          <table:table-cell office:value-type="float" office:value="0.0501" table:style-name="ce4">
            <text:p>0.0501</text:p>
          </table:table-cell>
          <table:table-cell office:value-type="float" office:value="0.0254" table:style-name="ce4">
            <text:p>0.0254</text:p>
          </table:table-cell>
          <table:table-cell office:value-type="float" office:value="678.8" table:style-name="ce4">
            <text:p>678.8</text:p>
          </table:table-cell>
          <table:table-cell office:value-type="float" office:value="206.9" table:style-name="ce4">
            <text:p>206.9</text:p>
          </table:table-cell>
          <table:table-cell office:value-type="string" office:string-value="—" table:style-name="ce4">
            <text:p>—</text:p>
          </table:table-cell>
          <table:table-cell office:value-type="string" office:string-value="—" table:style-name="ce4">
            <text:p>—</text:p>
          </table:table-cell>
          <table:table-cell office:value-type="string" office:string-value="—" table:style-name="ce4">
            <text:p>—</text:p>
          </table:table-cell>
          <table:table-cell office:value-type="string" office:string-value="6 A" table:style-name="ce4">
            <text:p>6 A</text:p>
          </table:table-cell>
          <table:table-cell office:value-type="string" office:string-value="7.7 A" table:style-name="ce4">
            <text:p>7.7 A</text:p>
          </table:table-cell>
          <table:table-cell office:value-type="string" office:string-value="43 A " table:style-name="ce4">
            <text:p>43 A </text:p>
          </table:table-cell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float" office:value="0.0063" table:style-name="ce4">
            <text:p>0.0063</text:p>
          </table:table-cell>
          <table:table-cell office:value-type="float" office:value="0.16" table:style-name="ce4">
            <text:p>0.16</text:p>
          </table:table-cell>
          <table:table-cell office:value-type="float" office:value="159" table:style-name="ce4">
            <text:p>159</text:p>
          </table:table-cell>
          <table:table-cell office:value-type="float" office:value="62.4" table:style-name="ce4">
            <text:p>62.4</text:p>
          </table:table-cell>
          <table:table-cell office:value-type="float" office:value="0.0398" table:style-name="ce4">
            <text:p>0.0398</text:p>
          </table:table-cell>
          <table:table-cell office:value-type="float" office:value="0.0201" table:style-name="ce4">
            <text:p>0.0201</text:p>
          </table:table-cell>
          <table:table-cell office:value-type="float" office:value="856" table:style-name="ce4">
            <text:p>856</text:p>
          </table:table-cell>
          <table:table-cell office:value-type="float" office:value="260.9" table:style-name="ce4">
            <text:p>260.9</text:p>
          </table:table-cell>
          <table:table-cell office:value-type="float" office:value="0.18" table:style-name="ce4">
            <text:p>0.18</text:p>
          </table:table-cell>
          <table:table-cell office:value-type="float" office:value="0.3" table:style-name="ce4">
            <text:p>0.3</text:p>
          </table:table-cell>
          <table:table-cell office:value-type="string" office:string-value="—" table:style-name="ce4">
            <text:p>—</text:p>
          </table:table-cell>
          <table:table-cell office:value-type="string" office:string-value="5 A" table:style-name="ce4">
            <text:p>5 A</text:p>
          </table:table-cell>
          <table:table-cell office:value-type="string" office:string-value="6.1 A" table:style-name="ce4">
            <text:p>6.1 A</text:p>
          </table:table-cell>
          <table:table-cell office:value-type="string" office:string-value="34 A " table:style-name="ce4">
            <text:p>34 A </text:p>
          </table:table-cell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float" office:value="0.00561" table:style-name="ce4">
            <text:p>0.00561</text:p>
          </table:table-cell>
          <table:table-cell office:value-type="float" office:value="0.143" table:style-name="ce4">
            <text:p>0.143</text:p>
          </table:table-cell>
          <table:table-cell office:value-type="float" office:value="178" table:style-name="ce4">
            <text:p>178</text:p>
          </table:table-cell>
          <table:table-cell office:value-type="float" office:value="70.1" table:style-name="ce4">
            <text:p>70.1</text:p>
          </table:table-cell>
          <table:table-cell office:value-type="float" office:value="0.0315" table:style-name="ce4">
            <text:p>0.0315</text:p>
          </table:table-cell>
          <table:table-cell office:value-type="float" office:value="0.016" table:style-name="ce4">
            <text:p>0.016</text:p>
          </table:table-cell>
          <table:table-cell office:value-type="float" office:value="1079" table:style-name="ce4">
            <text:p>1079</text:p>
          </table:table-cell>
          <table:table-cell office:value-type="float" office:value="329" table:style-name="ce4">
            <text:p>329</text:p>
          </table:table-cell>
          <table:table-cell office:value-type="string" office:string-value="—" table:style-name="ce4">
            <text:p>—</text:p>
          </table:table-cell>
          <table:table-cell office:value-type="string" office:string-value="—" table:style-name="ce4">
            <text:p>—</text:p>
          </table:table-cell>
          <table:table-cell office:value-type="string" office:string-value="—" table:style-name="ce4">
            <text:p>—</text:p>
          </table:table-cell>
          <table:table-cell office:value-type="string" office:string-value="4 A" table:style-name="ce4">
            <text:p>4 A</text:p>
          </table:table-cell>
          <table:table-cell office:value-type="string" office:string-value="4.8 A" table:style-name="ce4">
            <text:p>4.8 A</text:p>
          </table:table-cell>
          <table:table-cell office:value-type="string" office:string-value="27 A " table:style-name="ce4">
            <text:p>27 A </text:p>
          </table:table-cell>
        </table:table-row>
        <table:table-row table:style-name="ro1">
          <table:table-cell office:value-type="float" office:value="36" table:style-name="ce4">
            <text:p>36</text:p>
          </table:table-cell>
          <table:table-cell table:style-name="ce4">
            <text:p>
       <text:a xlink:href="https://en.wikipedia.org/wiki/American_wire_gauge#cite_note-def-19" xlink:type="simple">[c]</text:a>
      </text:p>
          </table:table-cell>
          <table:table-cell table:style-name="ce4">
            <text:p>
       <text:a xlink:href="https://en.wikipedia.org/wiki/American_wire_gauge#cite_note-def-19" xlink:type="simple">[c]</text:a>
      </text:p>
          </table:table-cell>
          <table:table-cell office:value-type="float" office:value="200" table:style-name="ce4">
            <text:p>200</text:p>
          </table:table-cell>
          <table:table-cell office:value-type="float" office:value="78.7" table:style-name="ce4">
            <text:p>78.7</text:p>
          </table:table-cell>
          <table:table-cell office:value-type="float" office:value="0.025" table:style-name="ce4">
            <text:p>0.025</text:p>
          </table:table-cell>
          <table:table-cell office:value-type="float" office:value="0.0127" table:style-name="ce4">
            <text:p>0.0127</text:p>
          </table:table-cell>
          <table:table-cell office:value-type="float" office:value="1361" table:style-name="ce4">
            <text:p>1361</text:p>
          </table:table-cell>
          <table:table-cell office:value-type="float" office:value="414.8" table:style-name="ce4">
            <text:p>414.8</text:p>
          </table:table-cell>
          <table:table-cell office:value-type="string" office:string-value="—" table:style-name="ce4">
            <text:p>—</text:p>
          </table:table-cell>
          <table:table-cell office:value-type="string" office:string-value="—" table:style-name="ce4">
            <text:p>—</text:p>
          </table:table-cell>
          <table:table-cell office:value-type="string" office:string-value="—" table:style-name="ce4">
            <text:p>—</text:p>
          </table:table-cell>
          <table:table-cell office:value-type="string" office:string-value="4 A" table:style-name="ce4">
            <text:p>4 A</text:p>
          </table:table-cell>
          <table:table-cell office:value-type="string" office:string-value="3.9 A" table:style-name="ce4">
            <text:p>3.9 A</text:p>
          </table:table-cell>
          <table:table-cell office:value-type="string" office:string-value="22 A " table:style-name="ce4">
            <text:p>22 A </text:p>
          </table:table-cell>
        </table:table-row>
        <table:table-row table:style-name="ro1">
          <table:table-cell office:value-type="float" office:value="37" table:style-name="ce4">
            <text:p>37</text:p>
          </table:table-cell>
          <table:table-cell office:value-type="float" office:value="0.00445" table:style-name="ce4">
            <text:p>0.00445</text:p>
          </table:table-cell>
          <table:table-cell office:value-type="float" office:value="0.113" table:style-name="ce4">
            <text:p>0.113</text:p>
          </table:table-cell>
          <table:table-cell office:value-type="float" office:value="225" table:style-name="ce4">
            <text:p>225</text:p>
          </table:table-cell>
          <table:table-cell office:value-type="float" office:value="88.4" table:style-name="ce4">
            <text:p>88.4</text:p>
          </table:table-cell>
          <table:table-cell office:value-type="float" office:value="0.0198" table:style-name="ce4">
            <text:p>0.0198</text:p>
          </table:table-cell>
          <table:table-cell office:value-type="float" office:value="0.01" table:style-name="ce4">
            <text:p>0.01</text:p>
          </table:table-cell>
          <table:table-cell office:value-type="float" office:value="1716" table:style-name="ce4">
            <text:p>1716</text:p>
          </table:table-cell>
          <table:table-cell office:value-type="float" office:value="523.1" table:style-name="ce4">
            <text:p>523.1</text:p>
          </table:table-cell>
          <table:table-cell office:value-type="string" office:string-value="—" table:style-name="ce4">
            <text:p>—</text:p>
          </table:table-cell>
          <table:table-cell office:value-type="string" office:string-value="—" table:style-name="ce4">
            <text:p>—</text:p>
          </table:table-cell>
          <table:table-cell office:value-type="string" office:string-value="—" table:style-name="ce4">
            <text:p>—</text:p>
          </table:table-cell>
          <table:table-cell office:value-type="string" office:string-value="3 A" table:style-name="ce4">
            <text:p>3 A</text:p>
          </table:table-cell>
          <table:table-cell office:value-type="string" office:string-value="3.1 A" table:style-name="ce4">
            <text:p>3.1 A</text:p>
          </table:table-cell>
          <table:table-cell office:value-type="string" office:string-value="17 A " table:style-name="ce4">
            <text:p>17 A </text:p>
          </table:table-cell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float" office:value="0.00397" table:style-name="ce4">
            <text:p>0.00397</text:p>
          </table:table-cell>
          <table:table-cell office:value-type="float" office:value="0.101" table:style-name="ce4">
            <text:p>0.101</text:p>
          </table:table-cell>
          <table:table-cell office:value-type="float" office:value="252" table:style-name="ce4">
            <text:p>252</text:p>
          </table:table-cell>
          <table:table-cell office:value-type="float" office:value="99.3" table:style-name="ce4">
            <text:p>99.3</text:p>
          </table:table-cell>
          <table:table-cell office:value-type="float" office:value="0.0157" table:style-name="ce4">
            <text:p>0.0157</text:p>
          </table:table-cell>
          <table:table-cell office:value-type="float" office:value="0.00797" table:style-name="ce4">
            <text:p>0.00797</text:p>
          </table:table-cell>
          <table:table-cell office:value-type="float" office:value="2164" table:style-name="ce4">
            <text:p>2164</text:p>
          </table:table-cell>
          <table:table-cell office:value-type="float" office:value="659.6" table:style-name="ce4">
            <text:p>659.6</text:p>
          </table:table-cell>
          <table:table-cell office:value-type="string" office:string-value="—" table:style-name="ce4">
            <text:p>—</text:p>
          </table:table-cell>
          <table:table-cell office:value-type="string" office:string-value="—" table:style-name="ce4">
            <text:p>—</text:p>
          </table:table-cell>
          <table:table-cell office:value-type="string" office:string-value="—" table:style-name="ce4">
            <text:p>—</text:p>
          </table:table-cell>
          <table:table-cell office:value-type="string" office:string-value="3 A" table:style-name="ce4">
            <text:p>3 A</text:p>
          </table:table-cell>
          <table:table-cell office:value-type="string" office:string-value="2.4 A" table:style-name="ce4">
            <text:p>2.4 A</text:p>
          </table:table-cell>
          <table:table-cell office:value-type="string" office:string-value="14 A " table:style-name="ce4">
            <text:p>14 A </text:p>
          </table:table-cell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float" office:value="0.00353" table:style-name="ce4">
            <text:p>0.00353</text:p>
          </table:table-cell>
          <table:table-cell office:value-type="float" office:value="0.0897" table:style-name="ce4">
            <text:p>0.0897</text:p>
          </table:table-cell>
          <table:table-cell office:value-type="float" office:value="283" table:style-name="ce4">
            <text:p>283</text:p>
          </table:table-cell>
          <table:table-cell office:value-type="float" office:value="111" table:style-name="ce4">
            <text:p>111</text:p>
          </table:table-cell>
          <table:table-cell office:value-type="float" office:value="0.0125" table:style-name="ce4">
            <text:p>0.0125</text:p>
          </table:table-cell>
          <table:table-cell office:value-type="float" office:value="0.00632" table:style-name="ce4">
            <text:p>0.00632</text:p>
          </table:table-cell>
          <table:table-cell office:value-type="float" office:value="2729" table:style-name="ce4">
            <text:p>2729</text:p>
          </table:table-cell>
          <table:table-cell office:value-type="float" office:value="831.8" table:style-name="ce4">
            <text:p>831.8</text:p>
          </table:table-cell>
          <table:table-cell office:value-type="string" office:string-value="—" table:style-name="ce4">
            <text:p>—</text:p>
          </table:table-cell>
          <table:table-cell office:value-type="string" office:string-value="—" table:style-name="ce4">
            <text:p>—</text:p>
          </table:table-cell>
          <table:table-cell office:value-type="string" office:string-value="—" table:style-name="ce4">
            <text:p>—</text:p>
          </table:table-cell>
          <table:table-cell office:value-type="string" office:string-value="2 A" table:style-name="ce4">
            <text:p>2 A</text:p>
          </table:table-cell>
          <table:table-cell office:value-type="string" office:string-value="1.9 A" table:style-name="ce4">
            <text:p>1.9 A</text:p>
          </table:table-cell>
          <table:table-cell office:value-type="string" office:string-value="11 A " table:style-name="ce4">
            <text:p>11 A </text:p>
          </table:table-cell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float" office:value="0.00314" table:style-name="ce4">
            <text:p>0.00314</text:p>
          </table:table-cell>
          <table:table-cell office:value-type="float" office:value="0.0799" table:style-name="ce4">
            <text:p>0.0799</text:p>
          </table:table-cell>
          <table:table-cell office:value-type="float" office:value="318" table:style-name="ce4">
            <text:p>318</text:p>
          </table:table-cell>
          <table:table-cell office:value-type="float" office:value="125" table:style-name="ce4">
            <text:p>125</text:p>
          </table:table-cell>
          <table:table-cell office:value-type="float" office:value="0.00989" table:style-name="ce4">
            <text:p>0.00989</text:p>
          </table:table-cell>
          <table:table-cell office:value-type="float" office:value="0.00501" table:style-name="ce4">
            <text:p>0.00501</text:p>
          </table:table-cell>
          <table:table-cell office:value-type="float" office:value="3441" table:style-name="ce4">
            <text:p>3441</text:p>
          </table:table-cell>
          <table:table-cell office:value-type="float" office:value="1049" table:style-name="ce4">
            <text:p>1049</text:p>
          </table:table-cell>
          <table:table-cell office:value-type="string" office:string-value="—" table:style-name="ce4">
            <text:p>—</text:p>
          </table:table-cell>
          <table:table-cell office:value-type="string" office:string-value="—" table:style-name="ce4">
            <text:p>—</text:p>
          </table:table-cell>
          <table:table-cell office:value-type="string" office:string-value="—" table:style-name="ce4">
            <text:p>—</text:p>
          </table:table-cell>
          <table:table-cell office:value-type="string" office:string-value="1 A" table:style-name="ce4">
            <text:p>1 A</text:p>
          </table:table-cell>
          <table:table-cell office:value-type="string" office:string-value="1.5 A" table:style-name="ce4">
            <text:p>1.5 A</text:p>
          </table:table-cell>
          <table:table-cell office:value-type="string" office:string-value="8.5 A " table:style-name="ce4">
            <text:p>8.5 A </text:p>
          </table:table-cell>
        </table:table-row>
      </table:table>
      <table:table table:name="Sheet2" table:style-name="ta1">
        <table:table-column table:style-name="co1"/>
        <table:table-row table:style-name="ro1">
          <table:table-cell office:value-type="string" office:string-value=""/>
          <table:table-cell table:number-columns-repeated="14"/>
        </table:table-row>
      </table:table>
      <table:table table:name="Sheet3" table:style-name="ta1">
        <table:table-column table:style-name="co1"/>
        <table:table-row table:style-name="ro1">
          <table:table-cell office:value-type="string" office:string-value=""/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  <style:style style:name="custom-style1" style:display-name="Accent" style:family="table-cell">
      <style:text-properties fo:color="#000000" fo:font-size="10.000000000000000pt" fo:font-weight="bold"/>
    </style:style>
    <style:style style:name="custom-style2" style:display-name="Accent 1" style:family="table-cell" style:parent-style-name="custom-style1">
      <style:table-cell-properties fo:background-color="#000000"/>
      <style:text-properties fo:color="#ffffff" fo:font-size="10.000000000000000pt"/>
    </style:style>
    <style:style style:name="custom-style3" style:display-name="Accent 2" style:family="table-cell" style:parent-style-name="custom-style1">
      <style:table-cell-properties fo:background-color="#808080"/>
      <style:text-properties fo:color="#ffffff" fo:font-size="10.000000000000000pt"/>
    </style:style>
    <style:style style:name="custom-style4" style:display-name="Accent 3" style:family="table-cell" style:parent-style-name="custom-style1">
      <style:table-cell-properties fo:background-color="#dddddd"/>
    </style:style>
    <style:style style:name="custom-style5" style:display-name="Bad" style:family="table-cell">
      <style:table-cell-properties fo:background-color="#ffcccc"/>
      <style:text-properties fo:color="#cc0000" fo:font-size="10.000000000000000pt"/>
    </style:style>
    <style:style style:name="custom-style6" style:display-name="Default1" style:family="table-cell"/>
    <style:style style:name="custom-style7" style:display-name="Error" style:family="table-cell">
      <style:table-cell-properties fo:background-color="#cc0000"/>
      <style:text-properties fo:color="#ffffff" fo:font-size="10.000000000000000pt" fo:font-weight="bold"/>
    </style:style>
    <style:style style:name="custom-style8" style:display-name="Footnote" style:family="table-cell">
      <style:text-properties fo:color="#808080" fo:font-size="10.000000000000000pt" fo:font-style="italic"/>
    </style:style>
    <style:style style:name="custom-style9" style:display-name="Good" style:family="table-cell">
      <style:table-cell-properties fo:background-color="#ccffcc"/>
      <style:text-properties fo:color="#006600" fo:font-size="10.000000000000000pt"/>
    </style:style>
    <style:style style:name="custom-style10" style:display-name="Heading" style:family="table-cell" style:parent-style-name="custom-style6">
      <style:text-properties fo:color="#000000" fo:font-size="24.000000000000000pt" fo:font-weight="bold"/>
    </style:style>
    <style:style style:name="custom-style11" style:display-name="Heading 1" style:family="table-cell" style:parent-style-name="custom-style10">
      <style:text-properties fo:color="#000000" fo:font-size="18.000000000000000pt"/>
    </style:style>
    <style:style style:name="custom-style12" style:display-name="Heading 2" style:family="table-cell" style:parent-style-name="custom-style10">
      <style:text-properties fo:color="#000000" fo:font-size="12.000000000000000pt"/>
    </style:style>
    <style:style style:name="custom-style13" style:display-name="Hyperlink" style:family="table-cell">
      <style:text-properties fo:color="#0000ee" fo:font-size="10.000000000000000pt" style:text-underline-color="font-color" style:text-underline-style="solid" style:text-underline-width="auto"/>
    </style:style>
    <style:style style:name="custom-style14" style:display-name="Neutral" style:family="table-cell">
      <style:table-cell-properties fo:background-color="#ffffcc"/>
      <style:text-properties fo:color="#996600" fo:font-size="10.000000000000000pt"/>
    </style:style>
    <style:style style:name="custom-style15" style:display-name="Note" style:family="table-cell">
      <style:table-cell-properties fo:background-color="#ffffcc" fo:border="1pt solid #808080"/>
      <style:text-properties fo:color="#333333" fo:font-size="10.000000000000000pt"/>
    </style:style>
    <style:style style:name="custom-style16" style:display-name="Status" style:family="table-cell" style:parent-style-name="custom-style6"/>
    <style:style style:name="custom-style17" style:display-name="Text" style:family="table-cell" style:parent-style-name="custom-style6"/>
    <style:style style:name="custom-style18" style:display-name="Warning" style:family="table-cell" style:parent-style-name="custom-style16">
      <style:text-properties fo:color="#cc0000" fo:font-size="10.000000000000000pt"/>
    </style:style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2799999999998pt" fo:padding="0.000000000000000pt" fo:page-height="792.000000000000000pt" fo:page-width="612.000000000000000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style:region-left>
          <text:p>
   <text:sheet-name>???</text:sheet-name>
  </text:p>
        </style:region-left>
        <style:region-center>
          <text:p/>
        </style:region-center>
        <style:region-right>
          <text:p/>
        </style:region-right>
      </style:header>
      <style:footer>
        <style:region-left>
          <text:p>
   <text:sheet-name>???</text:sheet-name>
   <text:page-number>1</text:page-number>
  </text:p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2.1</meta:generator>
    <dc:title/>
    <meta:initial-creator>Unknown</meta:initial-creator>
    <meta:editing-cycles>4</meta:editing-cycles>
    <dc:date>2020-10-19T12:46:49</dc:date>
    <meta:creation-date>2016-03-23T00:55:40</meta:creation-date>
    <dc:creator>ali</dc:creator>
  </office:meta>
</office:document-meta>
</file>